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55cm"/>
      <style:text-properties fo:color="#cccccc" style:font-name="Consolas" fo:font-size="9.5pt" fo:font-weight="normal" fo:background-color="#1f1f1f"/>
    </style:style>
    <style:style style:name="P2" style:family="paragraph" style:parent-style-name="Standard">
      <style:paragraph-properties style:line-height-at-least="0.455cm"/>
      <style:text-properties fo:color="#cccccc" fo:background-color="#1f1f1f"/>
    </style:style>
    <style:style style:name="P3" style:family="paragraph" style:parent-style-name="Standard">
      <style:paragraph-properties style:line-height-at-least="0.455cm"/>
      <style:text-properties fo:color="#d4d4d4" fo:background-color="#1f1f1f"/>
    </style:style>
    <style:style style:name="P4" style:family="paragraph" style:parent-style-name="Standard">
      <style:paragraph-properties style:line-height-at-least="0.455cm"/>
    </style:style>
    <style:style style:name="P5" style:family="paragraph" style:parent-style-name="Standard">
      <style:paragraph-properties fo:margin-top="0cm" fo:margin-bottom="0.499cm" style:line-height-at-least="0.455cm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9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9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9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9.5pt" fo:font-weight="normal"/>
    </style:style>
    <style:style style:name="T9" style:family="text">
      <style:text-properties style:font-name="Consolas" fo:font-size="9.5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nsolas" fo:font-size="9.5pt" fo:font-weight="normal"/>
    </style:style>
    <style:style style:name="T12" style:family="text">
      <style:text-properties fo:color="#6a9955"/>
    </style:style>
    <style:style style:name="T13" style:family="text">
      <style:text-properties fo:color="#6a9955" style:font-name="Consolas" fo:font-size="9.5pt" fo:font-weight="normal"/>
    </style:style>
    <style:style style:name="T14" style:family="text">
      <style:text-properties fo:color="#dcdcaa"/>
    </style:style>
    <style:style style:name="T15" style:family="text">
      <style:text-properties fo:color="#dcdcaa" style:font-name="Consolas" fo:font-size="9.5pt" fo:font-weight="normal"/>
    </style:style>
    <style:style style:name="T16" style:family="text">
      <style:text-properties fo:color="#c586c0"/>
    </style:style>
    <style:style style:name="T17" style:family="text">
      <style:text-properties fo:color="#c586c0" style:font-name="Consolas" fo:font-size="9.5pt" fo:font-weight="normal"/>
    </style:style>
    <style:style style:name="T18" style:family="text">
      <style:text-properties fo:color="#d7ba7d"/>
    </style:style>
    <style:style style:name="T19" style:family="text">
      <style:text-properties fo:color="#d7ba7d" style:font-name="Consolas" fo:font-size="9.5pt" fo:font-weight="normal"/>
    </style:style>
    <style:style style:name="T20" style:family="text">
      <style:text-properties fo:color="#b5cea8"/>
    </style:style>
    <style:style style:name="T21" style:family="text">
      <style:text-properties fo:color="#b5cea8" style:font-name="Consolas" fo:font-size="9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Portifólio - Refatorando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rel</text:span><text:span text:style-name="T9">=</text:span><text:span text:style-name="T8">"icon"</text:span><text:span text:style-name="T9"> </text:span><text:span text:style-name="T6">href</text:span><text:span text:style-name="T9">=</text:span><text:span text:style-name="T8">"public/images/logo-refatorando.png"</text:span><text:span text:style-name="T9"> </text:span><text:span text:style-name="T6">type</text:span><text:span text:style-name="T9">=</text:span><text:span text:style-name="T8">"image/x-icon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public/css/styles.css"</text:span><text:span text:style-name="T2">&gt;</text:span></text:p>
      <text:p text:style-name="P2">    <text:span text:style-name="T2">&lt;</text:span><text:span text:style-name="T4">script</text:span><text:span text:style-name="T2">&gt;</text:span><text:span text:style-name="T11"> </text:span><text:span text:style-name="T13">/* código javascript*/</text:span></text:p>
      <text:p text:style-name="P2"><text:span text:style-name="T10">        </text:span><text:span text:style-name="T4">function</text:span><text:span text:style-name="T11"> </text:span><text:span text:style-name="T15">showMenu</text:span><text:span text:style-name="T11"> () {</text:span></text:p>
      <text:p text:style-name="P2"><text:span text:style-name="T10">            </text:span><text:span text:style-name="T4">let</text:span><text:span text:style-name="T11"> </text:span><text:span text:style-name="T6">menu</text:span><text:span text:style-name="T11"> = </text:span><text:span text:style-name="T6">document</text:span><text:span text:style-name="T11">.</text:span><text:span text:style-name="T15">querySelector</text:span><text:span text:style-name="T11">(</text:span><text:span text:style-name="T8">"nav"</text:span><text:span text:style-name="T11">).</text:span><text:span text:style-name="T15">querySelector</text:span><text:span text:style-name="T11"> (</text:span><text:span text:style-name="T8">"ul"</text:span><text:span text:style-name="T11">);</text:span></text:p>
      <text:p text:style-name="P3">            </text:p>
      <text:p text:style-name="P2"><text:span text:style-name="T10">            </text:span><text:span text:style-name="T17">if</text:span><text:span text:style-name="T11"> (</text:span><text:span text:style-name="T6">menu</text:span><text:span text:style-name="T11">.</text:span><text:span text:style-name="T6">style</text:span><text:span text:style-name="T11">.</text:span><text:span text:style-name="T6">display</text:span><text:span text:style-name="T11"> === </text:span><text:span text:style-name="T8">"block"</text:span><text:span text:style-name="T11">){</text:span></text:p>
      <text:p text:style-name="P2"><text:span text:style-name="T10">                </text:span><text:span text:style-name="T6">menu</text:span><text:span text:style-name="T11">.</text:span><text:span text:style-name="T6">style</text:span><text:span text:style-name="T11">.</text:span><text:span text:style-name="T6">display</text:span><text:span text:style-name="T11"> = </text:span><text:span text:style-name="T8">"none"</text:span><text:span text:style-name="T11">;    </text:span></text:p>
      <text:p text:style-name="P3">            <text:span text:style-name="T9">}</text:span></text:p>
      <text:p text:style-name="P2"><text:span text:style-name="T10">            </text:span><text:span text:style-name="T17">else</text:span><text:span text:style-name="T11"> {</text:span></text:p>
      <text:p text:style-name="P2"><text:span text:style-name="T10">                </text:span><text:span text:style-name="T6">menu</text:span><text:span text:style-name="T11">.</text:span><text:span text:style-name="T6">style</text:span><text:span text:style-name="T11">.</text:span><text:span text:style-name="T6">display</text:span><text:span text:style-name="T11"> = </text:span><text:span text:style-name="T8">"block"</text:span></text:p>
      <text:p text:style-name="P3">            <text:span text:style-name="T9">}</text:span></text:p>
      <text:p text:style-name="P2"><text:span text:style-name="T10">        </text:span><text:span text:style-name="T11">} </text:span><text:span text:style-name="T13">/* fim código javascript*/</text:span></text:p>
      <text:p text:style-name="P2"><text:span text:style-name="T10">    </text:span><text:span text:style-name="T2">&lt;/</text:span><text:span text:style-name="T4">script</text:span><text:span text:style-name="T2">&gt;</text:span><text:span text:style-name="T9">  </text:span></text:p>
      <text:p text:style-name="P1"><text:span text:style-name="T1">&lt;/</text:span><text:span text:style-name="T3">head</text:span><text:span text:style-name="T1">&gt;</text:span></text:p>
      <text:p text:style-name="P4"/>
      <text:p text:style-name="P1"><text:span text:style-name="T1">&lt;</text:span><text:span text:style-name="T3">body</text:span><text:span text:style-name="T1">&gt;</text:span></text:p>
      <text:p text:style-name="P4"/>
      <text:p text:style-name="P1"><text:span text:style-name="T1">&lt;</text:span><text:span text:style-name="T3">div</text:span> <text:span text:style-name="T5">id</text:span>=<text:span text:style-name="T7">"container"</text:span><text:span text:style-name="T1">&gt;</text:span></text:p>
      <text:p text:style-name="P4"/>
      <text:p text:style-name="P2">    <text:span text:style-name="T2">&lt;</text:span><text:span text:style-name="T4">header</text:span><text:span text:style-name="T9"> </text:span><text:span text:style-name="T6">id</text:span><text:span text:style-name="T9">=</text:span><text:span text:style-name="T8">"header"</text:span><text:span text:style-name="T2">&gt;</text:span></text:p>
      <text:p text:style-name="P2">        <text:span text:style-name="T2">&lt;</text:span><text:span text:style-name="T4">nav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logo-refatorando.png"</text:span><text:span text:style-name="T9"> </text:span><text:span text:style-name="T6">alt</text:span><text:span text:style-name="T9">=</text:span><text:span text:style-name="T8">"logo Refatorando"</text:span><text:span text:style-name="T9"> </text:span><text:span text:style-name="T6">height</text:span><text:span text:style-name="T9">=</text:span><text:span text:style-name="T8">"40"</text:span><text:span text:style-name="T2">&gt;</text:span></text:p>
      <text:p text:style-name="P4"/>
      <text:p text:style-name="P2">            <text:span text:style-name="T2">&lt;</text:span><text:span text:style-name="T4">ul</text:span><text:span text:style-name="T2">&gt;</text:span></text:p>
      <text:p text:style-name="P2">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HOM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habilidades"</text:span><text:span text:style-name="T2">&gt;</text:span><text:span text:style-name="T9">HABILIDAD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sobre"</text:span><text:span text:style-name="T2">&gt;</text:span><text:span text:style-name="T9">SOBR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projetos"</text:span><text:span text:style-name="T2">&gt;</text:span><text:span text:style-name="T9">PROJETO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contato"</text:span><text:span text:style-name="T2">&gt;</text:span><text:span text:style-name="T9">CONTATO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/</text:span><text:span text:style-name="T4">ul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id</text:span><text:span text:style-name="T9">=</text:span><text:span text:style-name="T8">"menu-hamburger"</text:span><text:span text:style-name="T9"> </text:span><text:span text:style-name="T6">src</text:span><text:span text:style-name="T9">=</text:span><text:span text:style-name="T8">"./public/images/icon-menu.svg"</text:span><text:span text:style-name="T9"> </text:span><text:span text:style-name="T6">width</text:span><text:span text:style-name="T9">=</text:span><text:span text:style-name="T8">"40"</text:span><text:span text:style-name="T2">&gt;</text:span></text:p>
      <text:p text:style-name="P2">        <text:span text:style-name="T2">&lt;/</text:span><text:span text:style-name="T4">nav</text:span><text:span text:style-name="T2">&gt;</text:span></text:p>
      <text:p text:style-name="P2">    <text:span text:style-name="T2">&lt;/</text:span><text:span text:style-name="T4">header</text:span><text:span text:style-name="T2">&gt;</text:span></text:p>
      <text:p text:style-name="P4"/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bann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id</text:span><text:span text:style-name="T9">=</text:span><text:span text:style-name="T8">"banner-shadow"</text:span><text:span text:style-name="T2">&gt;&lt;/</text:span><text:span text:style-name="T4">div</text:span><text:span text:style-name="T2">&gt;</text:span></text:p>
      <text:p text:style-name="P2">        <text:span text:style-name="T2">&lt;</text:span><text:span text:style-name="T4">h1</text:span><text:span text:style-name="T2">&gt;</text:span><text:span text:style-name="T9">João Silva</text:span><text:span text:style-name="T2">&lt;/</text:span><text:span text:style-name="T4">h1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4"/>
      <text:p text:style-name="P2">    <text:span text:style-name="T13">&lt;!-- INÍCIO DO BLOCO #INFO --&gt;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info"</text:span><text:span text:style-name="T2">&gt;</text:span></text:p>
      <text:p text:style-name="P4"/>
      <text:p text:style-name="P2">        <text:span text:style-name="T13">&lt;!-- BLOCO ESQUERDO: SOBRE --&gt;</text:span></text:p>
      <text:p text:style-name="P2">        <text:span text:style-name="T2">&lt;</text:span><text:span text:style-name="T4">div</text:span><text:span text:style-name="T9"> </text:span><text:span text:style-name="T6">id</text:span><text:span text:style-name="T9">=</text:span><text:span text:style-name="T8">"sobre"</text:span><text:span text:style-name="T2">&gt;</text:span></text:p>
      <text:p text:style-name="P4"/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Sobre mim</text:span><text:span text:style-name="T2">&lt;/</text:span><text:span text:style-name="T4">div</text:span><text:span text:style-name="T2">&gt;</text:span></text:p>
      <text:p text:style-name="P4"/>
      <text:p text:style-name="P2"><text:soft-page-break/>            <text:span text:style-name="T2">&lt;</text:span><text:span text:style-name="T4">p</text:span><text:span text:style-name="T2">&gt;</text:span><text:span text:style-name="T9">Sou um desenvolvedor Fullstack com habilidades abrangentes em desenvolvimento</text:span></text:p>
      <text:p text:style-name="P2">            <text:span text:style-name="T9">web fullstack.</text:span><text:span text:style-name="T2">&lt;/</text:span><text:span text:style-name="T4">p</text:span><text:span text:style-name="T2">&gt;</text:span></text:p>
      <text:p text:style-name="P4"/>
      <text:p text:style-name="P2">            <text:span text:style-name="T2">&lt;</text:span><text:span text:style-name="T4">p</text:span><text:span text:style-name="T2">&gt;</text:span><text:span text:style-name="T9">Com mais de 10 anos de experiência já trabalhei em empresas como Empresa A,</text:span></text:p>
      <text:p text:style-name="P2">            <text:span text:style-name="T9">Empresa B e Empresa C.</text:span><text:span text:style-name="T2">&lt;/</text:span><text:span text:style-name="T4">p</text:span><text:span text:style-name="T2">&gt;</text:span></text:p>
      <text:p text:style-name="P4"/>
      <text:p text:style-name="P2">            <text:span text:style-name="T2">&lt;</text:span><text:span text:style-name="T4">p</text:span><text:span text:style-name="T2">&gt;</text:span><text:span text:style-name="T9">Sou capaz de entregar projetos de alta qualidade que abrangem tanto o front-end</text:span></text:p>
      <text:p text:style-name="P2">            <text:span text:style-name="T9">quanto o back-end, garantindo excelência em todas as etapas do desenvolvimento.</text:span><text:span text:style-name="T2">&lt;/</text:span><text:span text:style-name="T4">p</text:span><text:span text:style-name="T2">&gt;</text:span></text:p>
      <text:p text:style-name="P4"/>
      <text:p text:style-name="P2">            <text:span text:style-name="T2">&lt;</text:span><text:span text:style-name="T4">div</text:span><text:span text:style-name="T9"> </text:span><text:span text:style-name="T6">id</text:span><text:span text:style-name="T9">=</text:span><text:span text:style-name="T8">"social"</text:span><text:span text:style-name="T2">&gt;</text:span></text:p>
      <text:p text:style-name="P2">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icon-github.png"</text:span><text:span text:style-name="T9"> </text:span><text:span text:style-name="T2">/&gt;&lt;/</text:span><text:span text:style-name="T4">a</text:span><text:span text:style-name="T2">&gt;</text:span></text:p>
      <text:p text:style-name="P2">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icon-linkedin.png"</text:span><text:span text:style-name="T9"> </text:span><text:span text:style-name="T2">/&gt;&lt;/</text:span><text:span text:style-name="T4">a</text:span><text:span text:style-name="T2">&gt;</text:span></text:p>
      <text:p text:style-name="P2">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icon-instagram.png"</text:span><text:span text:style-name="T9"> </text:span><text:span text:style-name="T2">/&gt;&lt;/</text:span><text:span text:style-name="T4">a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4"/>
      <text:p text:style-name="P2">        <text:span text:style-name="T2">&lt;/</text:span><text:span text:style-name="T4">div</text:span><text:span text:style-name="T2">&gt;</text:span></text:p>
      <text:p text:style-name="P4"/>
      <text:p text:style-name="P2">        <text:span text:style-name="T13">&lt;!-- BLOCO DIREITO: RESUMO --&gt;</text:span></text:p>
      <text:p text:style-name="P2">        <text:span text:style-name="T2">&lt;</text:span><text:span text:style-name="T4">div</text:span><text:span text:style-name="T9"> </text:span><text:span text:style-name="T6">id</text:span><text:span text:style-name="T9">=</text:span><text:span text:style-name="T8">"habilidades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id</text:span><text:span text:style-name="T9">=</text:span><text:span text:style-name="T8">"resumo"</text:span><text:span text:style-name="T2">&gt;</text:span></text:p>
      <text:p text:style-name="P4"/>
      <text:p text:style-name="P2">                <text:span text:style-name="T2">&lt;</text:span><text:span text:style-name="T4">h3</text:span><text:span text:style-name="T2">&gt;</text:span><text:span text:style-name="T9">Desenvolvedor Fullstack</text:span><text:span text:style-name="T2">&lt;/</text:span><text:span text:style-name="T4">h3</text:span><text:span text:style-name="T2">&gt;</text:span></text:p>
      <text:p text:style-name="P4"/>
      <text:p text:style-name="P2">                <text:span text:style-name="T2">&lt;</text:span><text:span text:style-name="T4">p</text:span><text:span text:style-name="T2">&gt;</text:span><text:span text:style-name="T9">Com expertise Fullstack, proporciono projetos de alta qualidade,</text:span></text:p>
      <text:p text:style-name="P2">                <text:span text:style-name="T9">abrangendo front-end e back-end.</text:span><text:span text:style-name="T2">&lt;/</text:span><text:span text:style-name="T4">p</text:span><text:span text:style-name="T2">&gt;</text:span></text:p>
      <text:p text:style-name="P4"/>
      <text:p text:style-name="P2">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contato"</text:span><text:span text:style-name="T2">&gt;</text:span><text:span text:style-name="T9">Entrar em Contato</text:span><text:span text:style-name="T2">&lt;/</text:span><text:span text:style-name="T4">a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h3</text:span><text:span text:style-name="T2">&gt;</text:span><text:span text:style-name="T9">Habilidades</text:span><text:span text:style-name="T2">&lt;/</text:span><text:span text:style-name="T4">h3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html5.png"</text:span><text:span text:style-name="T9"> </text:span><text:span text:style-name="T6">alt</text:span><text:span text:style-name="T9">=</text:span><text:span text:style-name="T8">"ícone da linguagem HTML5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HTML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90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css3.png"</text:span><text:span text:style-name="T9"> </text:span><text:span text:style-name="T6">alt</text:span><text:span text:style-name="T9">=</text:span><text:span text:style-name="T8">"ícone da linguagem CSS3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CSS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80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<text:soft-page-break/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javascript.png"</text:span><text:span text:style-name="T9"> </text:span><text:span text:style-name="T6">alt</text:span><text:span text:style-name="T9">=</text:span><text:span text:style-name="T8">"ícone da linguagem Javascript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Javascript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95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git.png"</text:span><text:span text:style-name="T9"> </text:span><text:span text:style-name="T6">alt</text:span><text:span text:style-name="T9">=</text:span><text:span text:style-name="T8">"ícone da linguagem Git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Git &amp; Github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60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typescript.png"</text:span><text:span text:style-name="T9"> </text:span><text:span text:style-name="T6">alt</text:span><text:span text:style-name="T9">=</text:span><text:span text:style-name="T8">"ícone da linguagem Typescript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Typescript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80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tailwind.png"</text:span><text:span text:style-name="T9"> </text:span><text:span text:style-name="T6">alt</text:span><text:span text:style-name="T9">=</text:span><text:span text:style-name="T8">"ícone da linguagem Tailwind"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Tailwind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45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ecnologias"</text:span><text:span text:style-name="T2">&gt;</text:span><text:span text:style-name="T13">&lt;!--ao invés de usar ID uso class para definir o mesmo estilo para todas--&gt;</text:span></text:p>
      <text:p text:style-name="P2">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public/images/icon-node.png"</text:span><text:span text:style-name="T9"> </text:span><text:span text:style-name="T6">alt</text:span><text:span text:style-name="T9">=</text:span><text:span text:style-name="T8">"ícone da linguagem Node.js"</text:span><text:span text:style-name="T2">&gt;</text:span></text:p>
      <text:p text:style-name="P2"><text:soft-page-break/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span</text:span><text:span text:style-name="T2">&gt;</text:span><text:span text:style-name="T9">Node.js</text:span><text:span text:style-name="T2">&lt;/</text:span><text:span text:style-name="T4">span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ar"</text:span><text:span text:style-name="T2">&gt;</text:span></text:p>
      <text:p text:style-name="P2">                        <text:span text:style-name="T2">&lt;</text:span><text:span text:style-name="T4">div</text:span><text:span text:style-name="T9"> </text:span><text:span text:style-name="T6">style</text:span><text:span text:style-name="T9">=</text:span><text:span text:style-name="T8">"width: 95%"</text:span><text:span text:style-name="T2">&gt;&lt;/</text:span><text:span text:style-name="T4">div</text:span><text:span text:style-name="T2">&gt;</text:span><text:span text:style-name="T9"> </text:span><text:span text:style-name="T13">&lt;!--aqui é um dos casos raros nos quais vale a pena fazer a manutenção do estilo diretamente dentro do elemento, porque quero copiar para as outras caixinhas das tecnologias--&gt;</text:span></text:p>
      <text:p text:style-name="P2">                    <text:span text:style-name="T2">&lt;/</text:span><text:span text:style-name="T4">div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13">&lt;!-- FIM DO BLOCO INFO --&gt;</text:span></text:p>
      <text:p text:style-name="P4"/>
      <text:p text:style-name="P2">    <text:span text:style-name="T13">&lt;!-- INÍCIO DO BLOCO PROJETOS --&gt;</text:span><text:span text:style-name="T9"> 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projetos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itle"</text:span><text:span text:style-name="T2">&gt;</text:span></text:p>
      <text:p text:style-name="P2">            <text:span text:style-name="T9">Projetos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id</text:span><text:span text:style-name="T9">=</text:span><text:span text:style-name="T8">"galeria_projetos"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login.png"</text:span><text:span text:style-name="T9"> </text:span><text:span text:style-name="T6">alt</text:span><text:span text:style-name="T9">=</text:span><text:span text:style-name="T8">"projeto login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todo-List.png"</text:span><text:span text:style-name="T9"> </text:span><text:span text:style-name="T6">alt</text:span><text:span text:style-name="T9">=</text:span><text:span text:style-name="T8">"projeto to-do list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nft.png"</text:span><text:span text:style-name="T9"> </text:span><text:span text:style-name="T6">alt</text:span><text:span text:style-name="T9">=</text:span><text:span text:style-name="T8">"projeto marketplace nft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agendamento.png"</text:span><text:span text:style-name="T9"> </text:span><text:span text:style-name="T6">alt</text:span><text:span text:style-name="T9">=</text:span><text:span text:style-name="T8">"projeto agendamento de mentoria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plataforma.png"</text:span><text:span text:style-name="T9"> </text:span><text:span text:style-name="T6">alt</text:span><text:span text:style-name="T9">=</text:span><text:span text:style-name="T8">"projeto plataforma lms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./public/images/projetos-ecommerce.png"</text:span><text:span text:style-name="T9"> </text:span><text:span text:style-name="T6">alt</text:span><text:span text:style-name="T9">=</text:span><text:span text:style-name="T8">"projeto e-commerce"</text:span><text:span text:style-name="T2">&gt;&lt;/</text:span><text:span text:style-name="T4">a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contato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Contato</text:span>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id</text:span><text:span text:style-name="T9">=</text:span><text:span text:style-name="T8">"container-formulario"</text:span><text:span text:style-name="T2">&gt;&lt;/</text:span><text:span text:style-name="T4">div</text:span><text:span text:style-name="T2">&gt;</text:span></text:p>
      <text:p text:style-name="P2">            <text:span text:style-name="T2">&lt;</text:span><text:span text:style-name="T4">h4</text:span><text:span text:style-name="T2">&gt;</text:span><text:span text:style-name="T9">Enviar uma mensagem:</text:span><text:span text:style-name="T2">&lt;/</text:span><text:span text:style-name="T4">h4</text:span><text:span text:style-name="T2">&gt;</text:span></text:p>
      <text:p text:style-name="P2">            <text:span text:style-name="T2">&lt;</text:span><text:span text:style-name="T4">form</text:span><text:span text:style-name="T2">&gt;</text:span></text:p>
      <text:p text:style-name="P2">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placeholder</text:span><text:span text:style-name="T9">=</text:span><text:span text:style-name="T8">"Nome*"</text:span><text:span text:style-name="T9"> </text:span><text:span text:style-name="T6">id</text:span><text:span text:style-name="T9">=</text:span><text:span text:style-name="T8">""</text:span><text:span text:style-name="T9"> </text:span><text:span text:style-name="T2">/&gt;</text:span></text:p>
      <text:p text:style-name="P2">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placeholder</text:span><text:span text:style-name="T9">=</text:span><text:span text:style-name="T8">"Número do celular"</text:span><text:span text:style-name="T9"> </text:span><text:span text:style-name="T6">id</text:span><text:span text:style-name="T9">=</text:span><text:span text:style-name="T8">""</text:span><text:span text:style-name="T9"> </text:span><text:span text:style-name="T2">/&gt;</text:span></text:p>
      <text:p text:style-name="P2">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placeholder</text:span><text:span text:style-name="T9">=</text:span><text:span text:style-name="T8">"E-mail"</text:span><text:span text:style-name="T9"> </text:span><text:span text:style-name="T6">id</text:span><text:span text:style-name="T9">=</text:span><text:span text:style-name="T8">""</text:span><text:span text:style-name="T9"> </text:span><text:span text:style-name="T2">/&gt;</text:span></text:p>
      <text:p text:style-name="P2">                <text:span text:style-name="T2">&lt;</text:span><text:span text:style-name="T4">textarea</text:span><text:span text:style-name="T9"> </text:span><text:span text:style-name="T6">placeholder</text:span><text:span text:style-name="T9">=</text:span><text:span text:style-name="T8">"Mensagem"</text:span><text:span text:style-name="T2">&gt;&lt;/</text:span><text:span text:style-name="T4">textarea</text:span><text:span text:style-name="T2">&gt;</text:span></text:p>
      <text:p text:style-name="P2">                <text:span text:style-name="T2">&lt;</text:span><text:span text:style-name="T4">div</text:span><text:span text:style-name="T2">&gt;</text:span></text:p>
      <text:p text:style-name="P2">    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submit"</text:span><text:span text:style-name="T9"> </text:span><text:span text:style-name="T6">value</text:span><text:span text:style-name="T9">=</text:span><text:span text:style-name="T8">"Enviar Mensagem"</text:span><text:span text:style-name="T9"> </text:span><text:span text:style-name="T2">/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orm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4"/>
      <text:p text:style-name="P2">  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5"/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><text:soft-page-break/>Código CSS</text:p>
      <text:p text:style-name="Standard"/>
      <text:p text:style-name="P1"><text:span text:style-name="T16">@import</text:span> <text:span text:style-name="T14">url</text:span>(<text:span text:style-name="T7">'https://fonts.googleapis.com/css2?family=Roboto:ital,wght@0,300;0,400;0,700;1,300;1,400;1,700&amp;display=swap'</text:span>);</text:p>
      <text:p text:style-name="P4"/>
      <text:p text:style-name="P1"><text:span text:style-name="T18">:root</text:span> {</text:p>
      <text:p text:style-name="P2">    <text:span text:style-name="T6">--branco</text:span><text:span text:style-name="T9">: </text:span><text:span text:style-name="T8">#FFF</text:span><text:span text:style-name="T9">; </text:span><text:span text:style-name="T13">/*ajeito logo as cores porque se depois quiser alterar fica mais fácil*/</text:span></text:p>
      <text:p text:style-name="P2">    <text:span text:style-name="T6">--preto</text:span><text:span text:style-name="T9">: </text:span><text:span text:style-name="T8">#000</text:span><text:span text:style-name="T9">; </text:span><text:span text:style-name="T13">/*branco e preto para ter uma cor para fundo claro e uma cor para fundo escuro*/</text:span></text:p>
      <text:p text:style-name="P2">    <text:span text:style-name="T6">--bg-color1</text:span><text:span text:style-name="T9">: </text:span><text:span text:style-name="T8">#323B45</text:span><text:span text:style-name="T9">;</text:span><text:span text:style-name="T13">/*estas duas a seguir são as cores do gradiente*/</text:span></text:p>
      <text:p text:style-name="P2">    <text:span text:style-name="T6">--bg-color2</text:span><text:span text:style-name="T9">: </text:span><text:span text:style-name="T8">#101623</text:span><text:span text:style-name="T9">;</text:span></text:p>
      <text:p text:style-name="P2">    <text:span text:style-name="T6">--header-color1</text:span><text:span text:style-name="T9">: </text:span><text:span text:style-name="T8">#2C2E45</text:span><text:span text:style-name="T9">; </text:span><text:span text:style-name="T13">/*cor do cabeçalho com o menu de navegação*/</text:span></text:p>
      <text:p text:style-name="P2">    <text:span text:style-name="T6">--header-color2</text:span><text:span text:style-name="T9">:</text:span><text:span text:style-name="T8">#545D70</text:span><text:span text:style-name="T9">; </text:span><text:span text:style-name="T13">/*outra cor do gradiente do cabeçalho com o menu de navegação*/</text:span></text:p>
      <text:p text:style-name="P2">    <text:span text:style-name="T6">--container-bg-color</text:span><text:span text:style-name="T9">:</text:span><text:span text:style-name="T8">#1E1F24</text:span><text:span text:style-name="T9">; </text:span><text:span text:style-name="T13">/*esta é a cor do container*/</text:span></text:p>
      <text:p text:style-name="P2">    <text:span text:style-name="T6">--link-hover-color</text:span><text:span text:style-name="T9">: </text:span><text:span text:style-name="T8">#FFAE00</text:span><text:span text:style-name="T9">; </text:span><text:span text:style-name="T13">/*cor do hover (quando passo o mouse nos nomes do menu e muda de cor)*/</text:span></text:p>
      <text:p text:style-name="P2">    <text:span text:style-name="T6">--banner-shadow-color1</text:span><text:span text:style-name="T9">: </text:span><text:span text:style-name="T8">#000000</text:span><text:span text:style-name="T9">;</text:span></text:p>
      <text:p text:style-name="P2">    <text:span text:style-name="T6">--banner-shadow-color2</text:span><text:span text:style-name="T9">: </text:span><text:span text:style-name="T8">#00000000</text:span><text:span text:style-name="T9">; </text:span><text:span text:style-name="T13">/*o último "casal" de zeros representa a transparência*/</text:span></text:p>
      <text:p text:style-name="P2">    <text:span text:style-name="T6">--box-bg-color</text:span><text:span text:style-name="T9">: </text:span><text:span text:style-name="T8">#2B2C44</text:span><text:span text:style-name="T9">; </text:span><text:span text:style-name="T13">/*cor do box à direita (o do resumo: Desenvolvedor Fullstack)*/</text:span></text:p>
      <text:p text:style-name="P2">    <text:span text:style-name="T6">--btn-color1</text:span><text:span text:style-name="T9">: </text:span><text:span text:style-name="T8">#449225</text:span><text:span text:style-name="T9">;</text:span></text:p>
      <text:p text:style-name="P2">    <text:span text:style-name="T6">--btn-color2</text:span><text:span text:style-name="T9">: </text:span><text:span text:style-name="T8">#C1FFA8</text:span><text:span text:style-name="T9">;</text:span></text:p>
      <text:p text:style-name="P2">    <text:span text:style-name="T6">--bar-color1</text:span><text:span text:style-name="T9">: </text:span><text:span text:style-name="T8">#FFAE00</text:span><text:span text:style-name="T9">;</text:span></text:p>
      <text:p text:style-name="P2">    <text:span text:style-name="T6">--bar-color2</text:span><text:span text:style-name="T9">: </text:span><text:span text:style-name="T8">#787F9A</text:span><text:span text:style-name="T9">;</text:span></text:p>
      <text:p text:style-name="P1">}</text:p>
      <text:p text:style-name="P4"/>
      <text:p text:style-name="P1"><text:span text:style-name="T18">body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justify-content</text:span><text:span text:style-name="T9">: </text:span><text:span text:style-name="T8">space-around</text:span><text:span text:style-name="T9">;</text:span></text:p>
      <text:p text:style-name="P2">    <text:span text:style-name="T6">margin</text:span><text:span text:style-name="T9">: </text:span><text:span text:style-name="T21">0</text:span><text:span text:style-name="T9">;</text:span></text:p>
      <text:p text:style-name="P2">    <text:span text:style-name="T6">padding</text:span><text:span text:style-name="T9">: </text:span><text:span text:style-name="T21">0</text:span><text:span text:style-name="T9">; </text:span><text:span text:style-name="T13">/*sempre fazer margin 0 e padding 0 para evitar problemas dependendo do navegador */</text:span></text:p>
      <text:p text:style-name="P2">    <text:span text:style-name="T6">background</text:span><text:span text:style-name="T9">: </text:span><text:span text:style-name="T15">linear-gradient</text:span><text:span text:style-name="T9">(  </text:span><text:span text:style-name="T13">/*pelo Figma já sabemos que é linear, e o ângulo é de 180 graus*/</text:span></text:p>
      <text:p text:style-name="P2">        <text:span text:style-name="T21">180deg</text:span><text:span text:style-name="T9">,</text:span></text:p>
      <text:p text:style-name="P2">        <text:span text:style-name="T15">var</text:span><text:span text:style-name="T9">(</text:span><text:span text:style-name="T6">--bg-color1</text:span><text:span text:style-name="T9">) </text:span><text:span text:style-name="T21">0%</text:span><text:span text:style-name="T9">, </text:span><text:span text:style-name="T13">/*começa com 0%*/</text:span></text:p>
      <text:p text:style-name="P2">        <text:span text:style-name="T15">var</text:span><text:span text:style-name="T9">(</text:span><text:span text:style-name="T6">--bg-color2</text:span><text:span text:style-name="T9">) </text:span><text:span text:style-name="T21">100%</text:span><text:span text:style-name="T9">); </text:span><text:span text:style-name="T13">/*começa com 100%*/</text:span></text:p>
      <text:p text:style-name="P2">    <text:span text:style-name="T6">color</text:span><text:span text:style-name="T9">: </text:span><text:span text:style-name="T15">var</text:span><text:span text:style-name="T9">(</text:span><text:span text:style-name="T6">--branco</text:span><text:span text:style-name="T9">); </text:span><text:span text:style-name="T13">/*porque as letras do site são brancas (obs: aqui estamos copiando um site)*/</text:span></text:p>
      <text:p text:style-name="P2">    <text:span text:style-name="T6">font-family</text:span><text:span text:style-name="T9">: </text:span><text:span text:style-name="T8">"Roboto"</text:span><text:span text:style-name="T9">, </text:span><text:span text:style-name="T8">sans-serif</text:span><text:span text:style-name="T9">; </text:span><text:span text:style-name="T13">/*coloco Roboto e, caso ñão carregue, qualquer fonte sem serifa*/</text:span></text:p>
      <text:p text:style-name="P2">    <text:span text:style-name="T6">letter-spacing</text:span><text:span text:style-name="T9">: </text:span><text:span text:style-name="T21">2px</text:span><text:span text:style-name="T9">; </text:span><text:span text:style-name="T13">/*espaço entre as letras*/</text:span></text:p>
      <text:p text:style-name="P2">    <text:span text:style-name="T6">overflow-x</text:span><text:span text:style-name="T9">: </text:span><text:span text:style-name="T8">hidden</text:span><text:span text:style-name="T9">; </text:span><text:span text:style-name="T13">/*a barrinha do scroll na vertical funciona, mas na horizontal não vai aparecer, e é para conter ao máximo dentro do site responsivo: celular, já que existem várias confugurações para android*/</text:span></text:p>
      <text:p text:style-name="P1">}</text:p>
      <text:p text:style-name="P4"/>
      <text:p text:style-name="P1"><text:span text:style-name="T18">#container</text:span> { <text:span text:style-name="T12">/*"hashtag" ou "sharp" porque é um ID*/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container-bg-color</text:span><text:span text:style-name="T9">);</text:span></text:p>
      <text:p text:style-name="P2">    <text:span text:style-name="T6">max-width</text:span><text:span text:style-name="T9">: </text:span><text:span text:style-name="T21">1200px</text:span><text:span text:style-name="T9">;</text:span></text:p>
      <text:p text:style-name="P2">    <text:span text:style-name="T6">margin</text:span><text:span text:style-name="T9">: </text:span><text:span text:style-name="T21">50px</text:span><text:span text:style-name="T9">;</text:span></text:p>
      <text:p text:style-name="P2">    <text:span text:style-name="T6">min-height</text:span><text:span text:style-name="T9">: </text:span><text:span text:style-name="T15">calc</text:span><text:span text:style-name="T9">(</text:span><text:span text:style-name="T21">100vh</text:span><text:span text:style-name="T9"> </text:span><text:span text:style-name="T11">-</text:span><text:span text:style-name="T9"> </text:span><text:span text:style-name="T21">100</text:span><text:span text:style-name="T9">); </text:span><text:span text:style-name="T13">/*para não afetar a margin de 50px, então calculo os 100 do view height - 100*/</text:span></text:p>
      <text:p text:style-name="P2"><text:soft-page-break/>    <text:span text:style-name="T6">flex-grow</text:span><text:span text:style-name="T9">: </text:span><text:span text:style-name="T21">1</text:span><text:span text:style-name="T9">;</text:span></text:p>
      <text:p text:style-name="P2">    <text:span text:style-name="T6">box-shadow</text:span><text:span text:style-name="T9">: </text:span><text:span text:style-name="T21">-10px</text:span><text:span text:style-name="T9"> </text:span><text:span text:style-name="T21">10px</text:span><text:span text:style-name="T9"> </text:span><text:span text:style-name="T21">40px</text:span><text:span text:style-name="T9"> </text:span><text:span text:style-name="T15">var</text:span><text:span text:style-name="T9">(</text:span><text:span text:style-name="T6">--preto</text:span><text:span text:style-name="T9">); </text:span><text:span text:style-name="T13">/*sombreado do container*/</text:span></text:p>
      <text:p text:style-name="P1">}</text:p>
      <text:p text:style-name="P4"/>
      <text:p text:style-name="P1"><text:span text:style-name="T18">header</text:span> {</text:p>
      <text:p text:style-name="P2">    <text:span text:style-name="T6">background</text:span><text:span text:style-name="T9">: </text:span><text:span text:style-name="T15">linear-gradient</text:span><text:span text:style-name="T9">(  </text:span></text:p>
      <text:p text:style-name="P2">        <text:span text:style-name="T21">90deg</text:span><text:span text:style-name="T9">, </text:span><text:span text:style-name="T13">/* agora o ângulo do gradiente é outro */</text:span></text:p>
      <text:p text:style-name="P2">        <text:span text:style-name="T15">var</text:span><text:span text:style-name="T9">(</text:span><text:span text:style-name="T6">--header-color1</text:span><text:span text:style-name="T9">) </text:span><text:span text:style-name="T21">0%</text:span><text:span text:style-name="T9">, </text:span><text:span text:style-name="T13">/*começa com 0%*/</text:span></text:p>
      <text:p text:style-name="P2">        <text:span text:style-name="T15">var</text:span><text:span text:style-name="T9">(</text:span><text:span text:style-name="T6">--header-color2</text:span><text:span text:style-name="T9">) </text:span><text:span text:style-name="T21">100%</text:span><text:span text:style-name="T9">); </text:span><text:span text:style-name="T13">/*começa com 100%*/</text:span></text:p>
      <text:p text:style-name="P1">}</text:p>
      <text:p text:style-name="P4"/>
      <text:p text:style-name="P1"><text:span text:style-name="T18">nav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flex-direction</text:span><text:span text:style-name="T9">: </text:span><text:span text:style-name="T8">row</text:span><text:span text:style-name="T9">; </text:span><text:span text:style-name="T13">/*cada componente estará disposto numa linha (na horizontal)*/</text:span></text:p>
      <text:p text:style-name="P2">    <text:span text:style-name="T6">align-items</text:span><text:span text:style-name="T9">: </text:span><text:span text:style-name="T8">center</text:span><text:span text:style-name="T9">; </text:span><text:span text:style-name="T13">/*este e o comando a seguir servem para que o texto do menu de navegação fique centralizado, sem ficar colado em cima...*/</text:span></text:p>
      <text:p text:style-name="P2">    <text:span text:style-name="T6">justify-content</text:span><text:span text:style-name="T9">: </text:span><text:span text:style-name="T8">center</text:span><text:span text:style-name="T9">;</text:span></text:p>
      <text:p text:style-name="P2">    <text:span text:style-name="T6">gap</text:span><text:span text:style-name="T9">: </text:span><text:span text:style-name="T21">10px</text:span><text:span text:style-name="T9">; </text:span><text:span text:style-name="T13">/*para que os itens do menu não fiquem colados um no outro*/</text:span></text:p>
      <text:p text:style-name="P1">}</text:p>
      <text:p text:style-name="P4"/>
      <text:p text:style-name="P1"><text:span text:style-name="T18">nav</text:span> <text:span text:style-name="T10">&gt;</text:span> <text:span text:style-name="T18">img</text:span> { <text:span text:style-name="T12">/*aqui ajusto a imagem (logo da refatorando), no menu de navegação*/</text:span></text:p>
      <text:p text:style-name="P2">    <text:span text:style-name="T6">align-self</text:span><text:span text:style-name="T9">: </text:span><text:span text:style-name="T8">flex-start</text:span><text:span text:style-name="T9">;</text:span></text:p>
      <text:p text:style-name="P2">    <text:span text:style-name="T6">margin</text:span><text:span text:style-name="T9">: </text:span><text:span text:style-name="T21">10px</text:span><text:span text:style-name="T9"> </text:span><text:span text:style-name="T21">3vw</text:span><text:span text:style-name="T9">;</text:span></text:p>
      <text:p text:style-name="P1">}</text:p>
      <text:p text:style-name="P4"/>
      <text:p text:style-name="P1"><text:span text:style-name="T18">nav</text:span> <text:span text:style-name="T10">&gt;</text:span> <text:span text:style-name="T18">ul</text:span> { <text:span text:style-name="T12">/*aqui ajusto os itens do menu de navegação*/</text:span></text:p>
      <text:p text:style-name="P2">    <text:span text:style-name="T6">width</text:span><text:span text:style-name="T9">: </text:span><text:span text:style-name="T21">100%</text:span><text:span text:style-name="T9">; </text:span><text:span text:style-name="T13">/* para, quando separar o logo refatorando, o menu de nav. poder utilizar 100% do espaço da linha, então é para cetralizar todos os elementos do menu de forma correta*/</text:span>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justify-content</text:span><text:span text:style-name="T9">: </text:span><text:span text:style-name="T8">center</text:span><text:span text:style-name="T9">;</text:span></text:p>
      <text:p text:style-name="P2">    <text:span text:style-name="T6">gap</text:span><text:span text:style-name="T9">: </text:span><text:span text:style-name="T21">2vw</text:span><text:span text:style-name="T9">; </text:span><text:span text:style-name="T13">/*coloco vw e não px de pixels para que no celular não sobreponha tudo*/</text:span></text:p>
      <text:p text:style-name="P2">    <text:span text:style-name="T6">margin-right</text:span><text:span text:style-name="T9">: </text:span><text:span text:style-name="T21">20px</text:span><text:span text:style-name="T9">;</text:span></text:p>
      <text:p text:style-name="P1">}</text:p>
      <text:p text:style-name="P4"/>
      <text:p text:style-name="P1"><text:span text:style-name="T18">nav</text:span> <text:span text:style-name="T10">&gt;</text:span> <text:span text:style-name="T18">ul</text:span> <text:span text:style-name="T10">&gt;</text:span> <text:span text:style-name="T18">li</text:span> { <text:span text:style-name="T12">/*podia ter colocado logo "li", mas, quanto mais específico para o CSS, melhor*/</text:span></text:p>
      <text:p text:style-name="P2">    <text:span text:style-name="T6">text-decoration</text:span><text:span text:style-name="T9">: </text:span><text:span text:style-name="T8">none</text:span><text:span text:style-name="T9">; </text:span><text:span text:style-name="T13">/*retira a bolinha da lista*/</text:span></text:p>
      <text:p text:style-name="P2">    <text:span text:style-name="T6">display</text:span><text:span text:style-name="T9">: </text:span><text:span text:style-name="T8">inline</text:span><text:span text:style-name="T9">;</text:span></text:p>
      <text:p text:style-name="P1">}</text:p>
      <text:p text:style-name="P4"/>
      <text:p text:style-name="P1"><text:span text:style-name="T18">a</text:span> {</text:p>
      <text:p text:style-name="P2">    <text:span text:style-name="T6">color</text:span><text:span text:style-name="T9">: </text:span><text:span text:style-name="T15">var</text:span><text:span text:style-name="T9">(</text:span><text:span text:style-name="T6">--branco</text:span><text:span text:style-name="T9">);</text:span></text:p>
      <text:p text:style-name="P2">    <text:span text:style-name="T6">text-decoration</text:span><text:span text:style-name="T9">: </text:span><text:span text:style-name="T8">none</text:span><text:span text:style-name="T9">;</text:span></text:p>
      <text:p text:style-name="P1">}</text:p>
      <text:p text:style-name="P4"/>
      <text:p text:style-name="P1"><text:span text:style-name="T18">a:hover</text:span> {</text:p>
      <text:p text:style-name="P2">    <text:span text:style-name="T6">color</text:span><text:span text:style-name="T9">: </text:span><text:span text:style-name="T15">var</text:span><text:span text:style-name="T9">(</text:span><text:span text:style-name="T6">--link-hover-color</text:span><text:span text:style-name="T9">);</text:span></text:p>
      <text:p text:style-name="P1">}</text:p>
      <text:p text:style-name="P4"/>
      <text:p text:style-name="P1"><text:span text:style-name="T18">#banner</text:span> { <text:span text:style-name="T12">/*hashtag porque no HTML é uma ID*/</text:span></text:p>
      <text:p text:style-name="P2">    <text:span text:style-name="T6">height</text:span><text:span text:style-name="T9">: </text:span><text:span text:style-name="T21">600px</text:span><text:span text:style-name="T9">; </text:span><text:span text:style-name="T13">/* quando for fazer para mobile será necessário mudar esta altura*/</text:span></text:p>
      <text:p text:style-name="P2">    <text:span text:style-name="T6">background-image</text:span><text:span text:style-name="T9">: </text:span><text:span text:style-name="T15">url</text:span><text:span text:style-name="T9">(</text:span><text:span text:style-name="T8">"../images/banner.png"</text:span><text:span text:style-name="T9">); </text:span><text:span text:style-name="T13">/*caminho da imagem via CSS*/</text:span></text:p>
      <text:p text:style-name="P2">    <text:span text:style-name="T6">background-position</text:span><text:span text:style-name="T9">: </text:span><text:span text:style-name="T8">left</text:span><text:span text:style-name="T9">; </text:span><text:span text:style-name="T13">/* para que "coma imagem do lado direito, mantendo a cara do </text:span><text:soft-page-break/><text:span text:style-name="T13">loiro da foto*/</text:span></text:p>
      <text:p text:style-name="P2">    <text:span text:style-name="T6">background-repeat</text:span><text:span text:style-name="T9">: </text:span><text:span text:style-name="T8">no-repeat</text:span><text:span text:style-name="T9">;</text:span></text:p>
      <text:p text:style-name="P2">    <text:span text:style-name="T6">background-size</text:span><text:span text:style-name="T9">: </text:span><text:span text:style-name="T8">cover</text:span><text:span text:style-name="T9">; </text:span><text:span text:style-name="T13">/*para ele cobrir a imagem toda*/</text:span><text:span text:style-name="T9"> </text:span></text:p>
      <text:p text:style-name="P1">}</text:p>
      <text:p text:style-name="P4"/>
      <text:p text:style-name="P1"><text:span text:style-name="T18">#banner-shadow</text:span> {</text:p>
      <text:p text:style-name="P2">    <text:span text:style-name="T6">height</text:span><text:span text:style-name="T9">: </text:span><text:span text:style-name="T21">100%</text:span><text:span text:style-name="T9">; </text:span><text:span text:style-name="T13">/*quando fo mexer no mobile só mudo acima, no #banner (que é o pai deste daqui)*/</text:span><text:span text:style-name="T9"> </text:span></text:p>
      <text:p text:style-name="P2">    <text:span text:style-name="T6">background</text:span><text:span text:style-name="T9">: </text:span><text:span text:style-name="T15">linear-gradient</text:span><text:span text:style-name="T9">(  </text:span></text:p>
      <text:p text:style-name="P2">        <text:span text:style-name="T21">0deg</text:span><text:span text:style-name="T9">, </text:span><text:span text:style-name="T13">/* agora o ângulo do gradiente é outro */</text:span></text:p>
      <text:p text:style-name="P2">        <text:span text:style-name="T15">var</text:span><text:span text:style-name="T9">(</text:span><text:span text:style-name="T6">--banner-shadow-color1</text:span><text:span text:style-name="T9">) </text:span><text:span text:style-name="T21">0%</text:span><text:span text:style-name="T9">, </text:span><text:span text:style-name="T13">/*começa com 0%*/</text:span></text:p>
      <text:p text:style-name="P2">        <text:span text:style-name="T15">var</text:span><text:span text:style-name="T9">(</text:span><text:span text:style-name="T6">--banner-shadow-color2</text:span><text:span text:style-name="T9">) </text:span><text:span text:style-name="T21">50%</text:span><text:span text:style-name="T9">, </text:span><text:span text:style-name="T13">/*começa com 100%*/</text:span></text:p>
      <text:p text:style-name="P2">        <text:span text:style-name="T15">var</text:span><text:span text:style-name="T9">(</text:span><text:span text:style-name="T6">--banner-shadow-color2</text:span><text:span text:style-name="T9">) </text:span><text:span text:style-name="T21">100%</text:span><text:span text:style-name="T9"> </text:span><text:span text:style-name="T13">/* aqui são 3 cores, porque...*/</text:span></text:p>
      <text:p text:style-name="P2">    <text:span text:style-name="T9">);</text:span></text:p>
      <text:p text:style-name="P2">        <text:span text:style-name="T6">position</text:span><text:span text:style-name="T9">: </text:span><text:span text:style-name="T8">relative</text:span><text:span text:style-name="T9">; </text:span><text:span text:style-name="T13">/*para que a sombra fique com relação ao elemento (banner)*/</text:span></text:p>
      <text:p text:style-name="P1">}</text:p>
      <text:p text:style-name="P4"/>
      <text:p text:style-name="P1"><text:span text:style-name="T18">#banner</text:span> <text:span text:style-name="T18">h1</text:span> {</text:p>
      <text:p text:style-name="P2">    <text:span text:style-name="T6">position</text:span><text:span text:style-name="T9">: </text:span><text:span text:style-name="T8">relative</text:span><text:span text:style-name="T9">; </text:span><text:span text:style-name="T13">/*é relativo ao "pai", que é o banner*/</text:span></text:p>
      <text:p text:style-name="P2">    <text:span text:style-name="T6">font-size</text:span><text:span text:style-name="T9">: </text:span><text:span text:style-name="T21">65px</text:span><text:span text:style-name="T9">;</text:span></text:p>
      <text:p text:style-name="P2">    <text:span text:style-name="T6">top</text:span><text:span text:style-name="T9">: </text:span><text:span text:style-name="T21">-180px</text:span><text:span text:style-name="T9">;</text:span></text:p>
      <text:p text:style-name="P2">    <text:span text:style-name="T6">left</text:span><text:span text:style-name="T9">: </text:span><text:span text:style-name="T21">40px</text:span><text:span text:style-name="T9">;</text:span></text:p>
      <text:p text:style-name="P2">    <text:span text:style-name="T6">text-transform</text:span><text:span text:style-name="T9">: </text:span><text:span text:style-name="T8">uppercase</text:span><text:span text:style-name="T9">; </text:span><text:span text:style-name="T13">/*o texto era minúsculo, mas com CSS posso transformá-lo para maiúsculo*/</text:span></text:p>
      <text:p text:style-name="P1">}</text:p>
      <text:p text:style-name="P4"/>
      <text:p text:style-name="P1"><text:span text:style-name="T18">#info</text:span> {</text:p>
      <text:p text:style-name="P2">    <text:span text:style-name="T6">display</text:span><text:span text:style-name="T9">: </text:span><text:span text:style-name="T8">flex</text:span><text:span text:style-name="T9">; </text:span><text:span text:style-name="T13">/*PROBLEMA: se eu colocar FLEX, cria 4 colunas!*/</text:span></text:p>
      <text:p text:style-name="P2">    <text:span text:style-name="T6">justify-content</text:span><text:span text:style-name="T9">: </text:span><text:span text:style-name="T8">space-between</text:span><text:span text:style-name="T9">;</text:span></text:p>
      <text:p text:style-name="P1">}</text:p>
      <text:p text:style-name="P4"/>
      <text:p text:style-name="P1"><text:span text:style-name="T18">#sobre</text:span> {</text:p>
      <text:p text:style-name="P2">    <text:span text:style-name="T6">flex</text:span><text:span text:style-name="T9">: </text:span><text:span text:style-name="T21">1</text:span><text:span text:style-name="T9">; </text:span><text:span text:style-name="T13">/*pra dizer que vai utilizar o flex e que vai ser tamanho único*/</text:span></text:p>
      <text:p text:style-name="P1">}</text:p>
      <text:p text:style-name="P4"/>
      <text:p text:style-name="P1"><text:span text:style-name="T18">div.title</text:span> {</text:p>
      <text:p text:style-name="P2">    <text:span text:style-name="T6">background</text:span><text:span text:style-name="T9">: </text:span><text:span text:style-name="T15">linear-gradient</text:span><text:span text:style-name="T9">(</text:span></text:p>
      <text:p text:style-name="P2">        <text:span text:style-name="T21">90deg</text:span><text:span text:style-name="T9">,</text:span></text:p>
      <text:p text:style-name="P2">        <text:span text:style-name="T15">var</text:span><text:span text:style-name="T9">(</text:span><text:span text:style-name="T6">--banner-shadow-color1</text:span><text:span text:style-name="T9">) </text:span><text:span text:style-name="T21">0%</text:span><text:span text:style-name="T9">,</text:span></text:p>
      <text:p text:style-name="P2">        <text:span text:style-name="T15">var</text:span><text:span text:style-name="T9">(</text:span><text:span text:style-name="T6">--banner-shadow-color2</text:span><text:span text:style-name="T9">) </text:span><text:span text:style-name="T21">100%</text:span></text:p>
      <text:p text:style-name="P2">    <text:span text:style-name="T9">);</text:span></text:p>
      <text:p text:style-name="P2">    <text:span text:style-name="T6">font-size</text:span><text:span text:style-name="T9">: </text:span><text:span text:style-name="T21">36px</text:span><text:span text:style-name="T9">;</text:span></text:p>
      <text:p text:style-name="P2">    <text:span text:style-name="T6">padding</text:span><text:span text:style-name="T9">: </text:span><text:span text:style-name="T21">10px</text:span><text:span text:style-name="T9"> </text:span><text:span text:style-name="T21">30px</text:span><text:span text:style-name="T9">;</text:span></text:p>
      <text:p text:style-name="P2">    <text:span text:style-name="T6">margin</text:span><text:span text:style-name="T9">: </text:span><text:span text:style-name="T21">0</text:span><text:span text:style-name="T9"> </text:span><text:span text:style-name="T21">0</text:span><text:span text:style-name="T9"> </text:span><text:span text:style-name="T21">20px</text:span><text:span text:style-name="T9"> </text:span><text:span text:style-name="T21">0</text:span><text:span text:style-name="T9">;</text:span></text:p>
      <text:p text:style-name="P1">}</text:p>
      <text:p text:style-name="P4"/>
      <text:p text:style-name="P1"><text:span text:style-name="T18">#sobre</text:span> <text:span text:style-name="T18">p</text:span> {</text:p>
      <text:p text:style-name="P2">    <text:span text:style-name="T6">margin</text:span><text:span text:style-name="T9">: </text:span><text:span text:style-name="T21">30px</text:span><text:span text:style-name="T9">;</text:span></text:p>
      <text:p text:style-name="P1">}</text:p>
      <text:p text:style-name="P4"/>
      <text:p text:style-name="P1"><text:span text:style-name="T18">p</text:span> {</text:p>
      <text:p text:style-name="P2">    <text:span text:style-name="T6">font-size</text:span><text:span text:style-name="T9">: </text:span><text:span text:style-name="T21">20px</text:span><text:span text:style-name="T9">;</text:span></text:p>
      <text:p text:style-name="P2">    <text:span text:style-name="T6">font-weight</text:span><text:span text:style-name="T9">: </text:span><text:span text:style-name="T8">lighter</text:span><text:span text:style-name="T9">;</text:span></text:p>
      <text:p text:style-name="P2"><text:soft-page-break/>    <text:span text:style-name="T6">margin-left</text:span><text:span text:style-name="T9">: </text:span><text:span text:style-name="T21">20px</text:span><text:span text:style-name="T9">;</text:span></text:p>
      <text:p text:style-name="P4"/>
      <text:p text:style-name="P1">}</text:p>
      <text:p text:style-name="P4"/>
      <text:p text:style-name="P1"><text:span text:style-name="T18">#habilidades</text:span> {</text:p>
      <text:p text:style-name="P2">    <text:span text:style-name="T6">flex</text:span><text:span text:style-name="T9">:</text:span><text:span text:style-name="T21">1</text:span><text:span text:style-name="T9">;</text:span></text:p>
      <text:p text:style-name="P2">    <text:span text:style-name="T6">margin</text:span><text:span text:style-name="T9">: </text:span><text:span text:style-name="T21">30px</text:span><text:span text:style-name="T9">;</text:span></text:p>
      <text:p text:style-name="P2">    <text:span text:style-name="T6">margin-top</text:span><text:span text:style-name="T9">: </text:span><text:span text:style-name="T21">-180px</text:span><text:span text:style-name="T9">; </text:span><text:span text:style-name="T13">/*igual ao H1 (Lá em cima no CSS)*/</text:span></text:p>
      <text:p text:style-name="P2">    <text:span text:style-name="T6">z-index</text:span><text:span text:style-name="T9">: </text:span><text:span text:style-name="T21">100</text:span><text:span text:style-name="T9">;</text:span></text:p>
      <text:p text:style-name="P1">}</text:p>
      <text:p text:style-name="P4"/>
      <text:p text:style-name="P1"><text:span text:style-name="T18">#social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padding</text:span><text:span text:style-name="T9">: </text:span><text:span text:style-name="T21">10px</text:span><text:span text:style-name="T9">;</text:span></text:p>
      <text:p text:style-name="P2">    <text:span text:style-name="T6">gap</text:span><text:span text:style-name="T9">: </text:span><text:span text:style-name="T21">6px</text:span><text:span text:style-name="T9">;</text:span></text:p>
      <text:p text:style-name="P1">}</text:p>
      <text:p text:style-name="P4"/>
      <text:p text:style-name="P1"><text:span text:style-name="T18">#social</text:span> <text:span text:style-name="T18">img</text:span> {</text:p>
      <text:p text:style-name="P2">    <text:span text:style-name="T6">width</text:span><text:span text:style-name="T9">: </text:span><text:span text:style-name="T21">50px</text:span><text:span text:style-name="T9">;</text:span></text:p>
      <text:p text:style-name="P2">    <text:span text:style-name="T6">padding</text:span><text:span text:style-name="T9">: </text:span><text:span text:style-name="T21">10px</text:span><text:span text:style-name="T9">;</text:span></text:p>
      <text:p text:style-name="P2">    <text:span text:style-name="T6">transition</text:span><text:span text:style-name="T9">: width </text:span><text:span text:style-name="T21">100ms</text:span><text:span text:style-name="T9">;</text:span></text:p>
      <text:p text:style-name="P1">}</text:p>
      <text:p text:style-name="P4"/>
      <text:p text:style-name="P1"><text:span text:style-name="T18">#social</text:span> <text:span text:style-name="T18">img:hover</text:span> {</text:p>
      <text:p text:style-name="P2">    <text:span text:style-name="T6">width</text:span><text:span text:style-name="T9">: </text:span><text:span text:style-name="T21">55px</text:span><text:span text:style-name="T9">;</text:span></text:p>
      <text:p text:style-name="P1">}</text:p>
      <text:p text:style-name="P4"/>
      <text:p text:style-name="P1"><text:span text:style-name="T18">#resumo</text:span> {</text:p>
      <text:p text:style-name="P2">    <text:span text:style-name="T6">padding</text:span><text:span text:style-name="T9">: </text:span><text:span text:style-name="T21">20px</text:span><text:span text:style-name="T9">; 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ox-bg-color</text:span><text:span text:style-name="T9">);</text:span></text:p>
      <text:p text:style-name="P2">    <text:span text:style-name="T6">border-radius</text:span><text:span text:style-name="T9">: </text:span><text:span text:style-name="T21">10px</text:span><text:span text:style-name="T9">; </text:span><text:span text:style-name="T13">/*aqui cria o box do resumo*/</text:span></text:p>
      <text:p text:style-name="P1">}</text:p>
      <text:p text:style-name="P4"/>
      <text:p text:style-name="P1"><text:span text:style-name="T18">h3</text:span> {</text:p>
      <text:p text:style-name="P2">    <text:span text:style-name="T6">font-size</text:span><text:span text:style-name="T9">: </text:span><text:span text:style-name="T21">36px</text:span><text:span text:style-name="T9">; </text:span><text:span text:style-name="T13">/*título do resumo: Desenvolvedor Fullstack*/</text:span></text:p>
      <text:p text:style-name="P1">}</text:p>
      <text:p text:style-name="P4"/>
      <text:p text:style-name="P1"><text:span text:style-name="T18">#resumo</text:span> <text:span text:style-name="T18">h3</text:span> {</text:p>
      <text:p text:style-name="P2">    <text:span text:style-name="T6">margin-top</text:span><text:span text:style-name="T9">: </text:span><text:span text:style-name="T21">0</text:span><text:span text:style-name="T9">; </text:span><text:span text:style-name="T13">/*ajeitou a margem e o padding do resumo porque estava todo desconfigurado*/</text:span></text:p>
      <text:p text:style-name="P2">    <text:span text:style-name="T6">padding</text:span><text:span text:style-name="T9">: </text:span><text:span text:style-name="T21">0</text:span><text:span text:style-name="T9">;</text:span></text:p>
      <text:p text:style-name="P1">}</text:p>
      <text:p text:style-name="P4"/>
      <text:p text:style-name="P1"><text:span text:style-name="T18">#resumo</text:span> <text:span text:style-name="T18">a</text:span>,</text:p>
      <text:p text:style-name="P1"><text:span text:style-name="T18">input</text:span>[<text:span text:style-name="T5">type</text:span><text:span text:style-name="T10">=</text:span><text:span text:style-name="T7">"submit"</text:span>] { <text:span text:style-name="T12">/*as mesmas características do botão abaixo do resumo (a) vão ser aquela do "submit" no final do formulário (final do site)*/</text:span></text:p>
      <text:p text:style-name="P2">    <text:span text:style-name="T6">text-transform</text:span><text:span text:style-name="T9">: </text:span><text:span text:style-name="T8">uppercase</text:span><text:span text:style-name="T9">;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tn-color1</text:span><text:span text:style-name="T9">);</text:span></text:p>
      <text:p text:style-name="P2">    <text:span text:style-name="T6">color</text:span><text:span text:style-name="T9">: </text:span><text:span text:style-name="T15">var</text:span><text:span text:style-name="T9">(</text:span><text:span text:style-name="T6">--branco</text:span><text:span text:style-name="T9">);</text:span></text:p>
      <text:p text:style-name="P2">    <text:span text:style-name="T6">padding</text:span><text:span text:style-name="T9">: </text:span><text:span text:style-name="T21">10px</text:span><text:span text:style-name="T9">;</text:span></text:p>
      <text:p text:style-name="P2">    <text:span text:style-name="T6">border-radius</text:span><text:span text:style-name="T9">: </text:span><text:span text:style-name="T21">10px</text:span><text:span text:style-name="T9">;</text:span></text:p>
      <text:p text:style-name="P2">    <text:span text:style-name="T6">border</text:span><text:span text:style-name="T9">: </text:span><text:span text:style-name="T8">none</text:span><text:span text:style-name="T9">;</text:span></text:p>
      <text:p text:style-name="P2">    <text:span text:style-name="T6">font-size</text:span><text:span text:style-name="T9">: </text:span><text:span text:style-name="T21">16px</text:span><text:span text:style-name="T9">;</text:span></text:p>
      <text:p text:style-name="P2">    <text:span text:style-name="T6">font-weight</text:span><text:span text:style-name="T9">: </text:span><text:span text:style-name="T8">bold</text:span><text:span text:style-name="T9">;</text:span></text:p>
      <text:p text:style-name="P2"><text:soft-page-break/>    <text:span text:style-name="T6">transition</text:span><text:span text:style-name="T9">: </text:span><text:span text:style-name="T8">all</text:span><text:span text:style-name="T9"> </text:span><text:span text:style-name="T21">500ms</text:span><text:span text:style-name="T9"> </text:span><text:span text:style-name="T8">ease-in-out</text:span><text:span text:style-name="T9">;</text:span></text:p>
      <text:p text:style-name="P1">}</text:p>
      <text:p text:style-name="P4"/>
      <text:p text:style-name="P1"><text:span text:style-name="T18">#resumo</text:span> <text:span text:style-name="T18">a:hover</text:span>,</text:p>
      <text:p text:style-name="P1"><text:span text:style-name="T18">input</text:span>[<text:span text:style-name="T5">type</text:span><text:span text:style-name="T10">=</text:span><text:span text:style-name="T7">"submit"</text:span>]<text:span text:style-name="T18">:hover</text:span> {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tn-color2</text:span><text:span text:style-name="T9">);</text:span></text:p>
      <text:p text:style-name="P2">    <text:span text:style-name="T6">color</text:span><text:span text:style-name="T9">: </text:span><text:span text:style-name="T15">var</text:span><text:span text:style-name="T9">(</text:span><text:span text:style-name="T6">--btn-color1</text:span><text:span text:style-name="T9">);</text:span></text:p>
      <text:p text:style-name="P1">}</text:p>
      <text:p text:style-name="P4"/>
      <text:p text:style-name="P1"><text:span text:style-name="T18">#habilidades</text:span> <text:span text:style-name="T10">&gt;</text:span> <text:span text:style-name="T18">h3</text:span> { <text:span text:style-name="T12">/*assim o espaçamento vai só para o título (h3) filho da id #habilidades, se não colocar o &gt;, vai dar espaçamento também no outro h3 de cima (Desenvolvedor Fullstack)*/</text:span></text:p>
      <text:p text:style-name="P2">    <text:span text:style-name="T6">padding-left</text:span><text:span text:style-name="T9">: </text:span><text:span text:style-name="T21">20px</text:span><text:span text:style-name="T9">;</text:span></text:p>
      <text:p text:style-name="P1">}</text:p>
      <text:p text:style-name="P4"/>
      <text:p text:style-name="P1"><text:span text:style-name="T18">#habilidades</text:span> <text:span text:style-name="T18">.tecnologias</text:span> {</text:p>
      <text:p text:style-name="P2">    <text:span text:style-name="T6">margin</text:span><text:span text:style-name="T9">: </text:span><text:span text:style-name="T21">20px</text:span><text:span text:style-name="T9"> </text:span><text:span text:style-name="T21">0</text:span><text:span text:style-name="T9">;</text:span></text:p>
      <text:p text:style-name="P2">    <text:span text:style-name="T6">padding</text:span><text:span text:style-name="T9">: </text:span><text:span text:style-name="T21">20px</text:span><text:span text:style-name="T9">;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ox-bg-color</text:span><text:span text:style-name="T9">);</text:span></text:p>
      <text:p text:style-name="P2">    <text:span text:style-name="T6">border-radius</text:span><text:span text:style-name="T9">: </text:span><text:span text:style-name="T21">10px</text:span><text:span text:style-name="T9">;</text:span>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justify-content</text:span><text:span text:style-name="T9">: </text:span><text:span text:style-name="T8">stretch</text:span><text:span text:style-name="T9">; </text:span><text:span text:style-name="T13">/*para esticar do tamanho do elemeto pai*/</text:span></text:p>
      <text:p text:style-name="P2">    <text:span text:style-name="T6">align-items</text:span><text:span text:style-name="T9">: </text:span><text:span text:style-name="T8">center</text:span><text:span text:style-name="T9">;</text:span></text:p>
      <text:p text:style-name="P2">    <text:span text:style-name="T6">gap</text:span><text:span text:style-name="T9">: </text:span><text:span text:style-name="T21">20px</text:span><text:span text:style-name="T9">;</text:span></text:p>
      <text:p text:style-name="P1">}</text:p>
      <text:p text:style-name="P4"/>
      <text:p text:style-name="P1"><text:span text:style-name="T18">.tecnologias</text:span> <text:span text:style-name="T18">img</text:span> {</text:p>
      <text:p text:style-name="P2">    <text:span text:style-name="T6">width</text:span><text:span text:style-name="T9">: </text:span><text:span text:style-name="T21">50px</text:span><text:span text:style-name="T9">;</text:span></text:p>
      <text:p text:style-name="P2">    <text:span text:style-name="T6">height</text:span><text:span text:style-name="T9">: </text:span><text:span text:style-name="T21">50px</text:span><text:span text:style-name="T9">;</text:span></text:p>
      <text:p text:style-name="P1">}</text:p>
      <text:p text:style-name="P4"/>
      <text:p text:style-name="P1"><text:span text:style-name="T18">.tecnologias</text:span> <text:span text:style-name="T10">&gt;</text:span> <text:span text:style-name="T18">div</text:span> { <text:span text:style-name="T12">/*com este sinal &gt; garanto que ele pegue apenas a div filha e não outras div*/</text:span></text:p>
      <text:p text:style-name="P2">    <text:span text:style-name="T6">width</text:span><text:span text:style-name="T9">: </text:span><text:span text:style-name="T21">100%</text:span><text:span text:style-name="T9">;</text:span>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flex-direction</text:span><text:span text:style-name="T9">: </text:span><text:span text:style-name="T8">column</text:span><text:span text:style-name="T9">;</text:span></text:p>
      <text:p text:style-name="P2">    <text:span text:style-name="T6">gap</text:span><text:span text:style-name="T9">: </text:span><text:span text:style-name="T21">5px</text:span><text:span text:style-name="T9">; </text:span><text:span text:style-name="T13">/*para criar espaço entre o texto HTML e a barra subjacente*/</text:span></text:p>
      <text:p text:style-name="P1">}</text:p>
      <text:p text:style-name="P4"/>
      <text:p text:style-name="P1">tecnologias <text:span text:style-name="T10">&gt;</text:span> <text:span text:style-name="T18">div</text:span> <text:span text:style-name="T10">&gt;</text:span> <text:span text:style-name="T18">span</text:span> { <text:span text:style-name="T12">/*assim garanto que pego o span certo*/</text:span></text:p>
      <text:p text:style-name="P2">    <text:span text:style-name="T6">font-size</text:span><text:span text:style-name="T9">: </text:span><text:span text:style-name="T21">20px</text:span><text:span text:style-name="T9">;</text:span></text:p>
      <text:p text:style-name="P2">    <text:span text:style-name="T6">font-weight</text:span><text:span text:style-name="T9">: </text:span><text:span text:style-name="T8">bold</text:span><text:span text:style-name="T9">;</text:span></text:p>
      <text:p text:style-name="P1">}</text:p>
      <text:p text:style-name="P4"/>
      <text:p text:style-name="P1"><text:span text:style-name="T18">.bar</text:span> {</text:p>
      <text:p text:style-name="P2">    <text:span text:style-name="T6">height</text:span><text:span text:style-name="T9">: </text:span><text:span text:style-name="T21">20px</text:span><text:span text:style-name="T9">;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ar-color2</text:span><text:span text:style-name="T9">);</text:span></text:p>
      <text:p text:style-name="P2">    <text:span text:style-name="T6">border-radius</text:span><text:span text:style-name="T9">: </text:span><text:span text:style-name="T21">10px</text:span><text:span text:style-name="T9">;</text:span></text:p>
      <text:p text:style-name="P1">}</text:p>
      <text:p text:style-name="P4"/>
      <text:p text:style-name="P1"><text:span text:style-name="T18">.bar</text:span> <text:span text:style-name="T18">div</text:span> { <text:span text:style-name="T12">/*é a div que está dentro da class .bar* para indicar a porcentagem de habilidade em cada tecnologia*/</text:span></text:p>
      <text:p text:style-name="P2">    <text:span text:style-name="T6">height</text:span><text:span text:style-name="T9">: </text:span><text:span text:style-name="T21">20px</text:span><text:span text:style-name="T9">;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ar-color1</text:span><text:span text:style-name="T9">);</text:span></text:p>
      <text:p text:style-name="P2"><text:soft-page-break/>    <text:span text:style-name="T6">border-radius</text:span><text:span text:style-name="T9">: </text:span><text:span text:style-name="T21">10px</text:span><text:span text:style-name="T9">;</text:span></text:p>
      <text:p text:style-name="P1">}</text:p>
      <text:p text:style-name="P4"/>
      <text:p text:style-name="P1"><text:span text:style-name="T18">#galeria_projetos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justify-content</text:span><text:span text:style-name="T9">: </text:span><text:span text:style-name="T8">space-around</text:span><text:span text:style-name="T9">;</text:span></text:p>
      <text:p text:style-name="P2">    <text:span text:style-name="T6">flex-wrap</text:span><text:span text:style-name="T9">: </text:span><text:span text:style-name="T8">wrap</text:span><text:span text:style-name="T9">; </text:span><text:span text:style-name="T13">/*para que ele quebre linha (assim que ele definir todo o tamanho*/</text:span></text:p>
      <text:p text:style-name="P1">}</text:p>
      <text:p text:style-name="P4"/>
      <text:p text:style-name="P1"><text:span text:style-name="T18">#galeria_projetos</text:span> <text:span text:style-name="T18">a</text:span> {</text:p>
      <text:p text:style-name="P2">    <text:span text:style-name="T6">max-width</text:span><text:span text:style-name="T9">: </text:span><text:span text:style-name="T21">45%</text:span><text:span text:style-name="T9">;</text:span></text:p>
      <text:p text:style-name="P1">}</text:p>
      <text:p text:style-name="P4"/>
      <text:p text:style-name="P1"><text:span text:style-name="T18">#galeria_projetos</text:span> <text:span text:style-name="T10">&gt;</text:span> <text:span text:style-name="T18">a</text:span> <text:span text:style-name="T10">&gt;</text:span> <text:span text:style-name="T18">img</text:span> { <text:span text:style-name="T12">/*quanto mais específico melhor!*/</text:span></text:p>
      <text:p text:style-name="P2">    <text:span text:style-name="T6">max-width</text:span><text:span text:style-name="T9">: </text:span><text:span text:style-name="T21">100%</text:span><text:span text:style-name="T9">; </text:span><text:span text:style-name="T13">/*para ele ocupar 100% de espaço dos 45% acima*/</text:span></text:p>
      <text:p text:style-name="P2">    <text:span text:style-name="T6">margin</text:span><text:span text:style-name="T9">: </text:span><text:span text:style-name="T21">10px</text:span><text:span text:style-name="T9">;</text:span></text:p>
      <text:p text:style-name="P1">}</text:p>
      <text:p text:style-name="P4"/>
      <text:p text:style-name="P1"><text:span text:style-name="T18">#contato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flex-direction</text:span><text:span text:style-name="T9">: </text:span><text:span text:style-name="T8">column</text:span><text:span text:style-name="T9">;</text:span></text:p>
      <text:p text:style-name="P1">}</text:p>
      <text:p text:style-name="P4"/>
      <text:p text:style-name="P1"><text:span text:style-name="T18">#container_formulario</text:span> {</text:p>
      <text:p text:style-name="P2">    <text:span text:style-name="T6">margin</text:span><text:span text:style-name="T9">: </text:span><text:span text:style-name="T21">20px</text:span><text:span text:style-name="T9"> </text:span><text:span text:style-name="T21">0</text:span><text:span text:style-name="T9"> </text:span><text:span text:style-name="T21">40px</text:span><text:span text:style-name="T9"> </text:span><text:span text:style-name="T21">0</text:span><text:span text:style-name="T9">;</text:span></text:p>
      <text:p text:style-name="P2">    <text:span text:style-name="T6">padding</text:span><text:span text:style-name="T9">: </text:span><text:span text:style-name="T21">20px</text:span><text:span text:style-name="T9">;</text:span></text:p>
      <text:p text:style-name="P2">    <text:span text:style-name="T6">max-width</text:span><text:span text:style-name="T9">: </text:span><text:span text:style-name="T21">800px</text:span><text:span text:style-name="T9">;</text:span>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ox-bg-color</text:span><text:span text:style-name="T9">);</text:span></text:p>
      <text:p text:style-name="P2">    <text:span text:style-name="T6">border-radius</text:span><text:span text:style-name="T9">: </text:span><text:span text:style-name="T21">10px</text:span><text:span text:style-name="T9">;</text:span></text:p>
      <text:p text:style-name="P2">    <text:span text:style-name="T6">align-self</text:span><text:span text:style-name="T9">: </text:span><text:span text:style-name="T8">center</text:span><text:span text:style-name="T9">;</text:span></text:p>
      <text:p text:style-name="P1">}</text:p>
      <text:p text:style-name="P4"/>
      <text:p text:style-name="P1"><text:span text:style-name="T18">form</text:span> {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flex-wrap</text:span><text:span text:style-name="T9">: </text:span><text:span text:style-name="T8">wrap</text:span><text:span text:style-name="T9">;</text:span></text:p>
      <text:p text:style-name="P1">}</text:p>
      <text:p text:style-name="P4"/>
      <text:p text:style-name="P1"><text:span text:style-name="T18">input</text:span>[<text:span text:style-name="T5">type</text:span><text:span text:style-name="T10">=</text:span><text:span text:style-name="T7">"text"</text:span>], <text:span text:style-name="T18">textarea</text:span> {</text:p>
      <text:p text:style-name="P2">    <text:span text:style-name="T6">padding</text:span><text:span text:style-name="T9">: </text:span><text:span text:style-name="T21">10px</text:span><text:span text:style-name="T9">;</text:span></text:p>
      <text:p text:style-name="P2">    <text:span text:style-name="T6">margin</text:span><text:span text:style-name="T9">: </text:span><text:span text:style-name="T21">10px</text:span><text:span text:style-name="T9">;</text:span></text:p>
      <text:p text:style-name="P2">    <text:span text:style-name="T6">border-radius</text:span><text:span text:style-name="T9">: </text:span><text:span text:style-name="T21">10px</text:span><text:span text:style-name="T9">;</text:span></text:p>
      <text:p text:style-name="P2">    <text:span text:style-name="T6">border</text:span><text:span text:style-name="T9">: </text:span><text:span text:style-name="T8">none</text:span><text:span text:style-name="T9">;</text:span></text:p>
      <text:p text:style-name="P2">    <text:span text:style-name="T6">flex</text:span><text:span text:style-name="T9">: </text:span><text:span text:style-name="T21">1</text:span><text:span text:style-name="T9">;</text:span></text:p>
      <text:p text:style-name="P1">}</text:p>
      <text:p text:style-name="P4"/>
      <text:p text:style-name="P1"><text:span text:style-name="T18">textarea</text:span> {</text:p>
      <text:p text:style-name="P2">    <text:span text:style-name="T6">height</text:span><text:span text:style-name="T9">: </text:span><text:span text:style-name="T21">200px</text:span><text:span text:style-name="T9">;</text:span></text:p>
      <text:p text:style-name="P1">}</text:p>
      <text:p text:style-name="P4"/>
      <text:p text:style-name="P1"><text:span text:style-name="T18">input</text:span>[<text:span text:style-name="T5">type</text:span><text:span text:style-name="T10">=</text:span><text:span text:style-name="T7">"text"</text:span>]<text:span text:style-name="T18">:nth-child</text:span>(<text:span text:style-name="T20">3n</text:span>) { <text:span text:style-name="T12">/*(3n) significa que é o terceiro "filho, que é o campo do e-mail, por isso que ele ocupa a linha inteira"*/</text:span></text:p>
      <text:p text:style-name="P2">    <text:span text:style-name="T6">flex-basis</text:span><text:span text:style-name="T9">: </text:span><text:span text:style-name="T21">100%</text:span><text:span text:style-name="T9">; </text:span><text:span text:style-name="T13">/*isso permite que as partes do formulário fiquem uma abaixo da outra e não uma ao lado da outra */</text:span></text:p>
      <text:p text:style-name="P1">}</text:p>
      <text:p text:style-name="P4"><text:soft-page-break/></text:p>
      <text:p text:style-name="P1"><text:span text:style-name="T18">form</text:span> <text:span text:style-name="T18">div</text:span> {</text:p>
      <text:p text:style-name="P2">    <text:span text:style-name="T6">padding</text:span><text:span text:style-name="T9">: </text:span><text:span text:style-name="T21">10px</text:span><text:span text:style-name="T9">;</text:span></text:p>
      <text:p text:style-name="P2">    <text:span text:style-name="T6">display</text:span><text:span text:style-name="T9">: </text:span><text:span text:style-name="T8">flex</text:span><text:span text:style-name="T9">;</text:span></text:p>
      <text:p text:style-name="P2">    <text:span text:style-name="T6">align-items</text:span><text:span text:style-name="T9">: </text:span><text:span text:style-name="T8">center</text:span><text:span text:style-name="T9">;</text:span></text:p>
      <text:p text:style-name="P2">    <text:span text:style-name="T6">justify-content</text:span><text:span text:style-name="T9">: </text:span><text:span text:style-name="T8">center</text:span><text:span text:style-name="T9">;</text:span></text:p>
      <text:p text:style-name="P2">    <text:span text:style-name="T6">flex-basis</text:span><text:span text:style-name="T9">: </text:span><text:span text:style-name="T21">100%</text:span><text:span text:style-name="T9">;</text:span></text:p>
      <text:p text:style-name="P1">}</text:p>
      <text:p text:style-name="P4"/>
      <text:p text:style-name="P1"><text:span text:style-name="T18">h4</text:span> {</text:p>
      <text:p text:style-name="P2">    <text:span text:style-name="T6">font-size</text:span><text:span text:style-name="T9">: </text:span><text:span text:style-name="T21">18px</text:span><text:span text:style-name="T9">;</text:span></text:p>
      <text:p text:style-name="P2">    <text:span text:style-name="T6">margin</text:span><text:span text:style-name="T9">: </text:span><text:span text:style-name="T21">5px</text:span><text:span text:style-name="T9"> </text:span><text:span text:style-name="T21">10px</text:span><text:span text:style-name="T9">;</text:span></text:p>
      <text:p text:style-name="P1">}</text:p>
      <text:p text:style-name="P4"/>
      <text:p text:style-name="P1"><text:span text:style-name="T18">#projetos</text:span>,</text:p>
      <text:p text:style-name="P1"><text:span text:style-name="T18">#info</text:span> {</text:p>
      <text:p text:style-name="P2">    <text:span text:style-name="T6">margin-bottom</text:span><text:span text:style-name="T9">: </text:span><text:span text:style-name="T21">40px</text:span><text:span text:style-name="T9">;</text:span></text:p>
      <text:p text:style-name="P4"/>
      <text:p text:style-name="P1">}</text:p>
      <text:p text:style-name="P4"/>
      <text:p text:style-name="P1"><text:span text:style-name="T18">::-webkit-scrollbar</text:span> {</text:p>
      <text:p text:style-name="P2">    <text:span text:style-name="T6">width</text:span><text:span text:style-name="T9">: </text:span><text:span text:style-name="T21">10px</text:span><text:span text:style-name="T9">;</text:span></text:p>
      <text:p text:style-name="P1">}</text:p>
      <text:p text:style-name="P4"/>
      <text:p text:style-name="P1">::-webbkit-scrollbar-thumb {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header-color2</text:span><text:span text:style-name="T9">);</text:span></text:p>
      <text:p text:style-name="P1">}</text:p>
      <text:p text:style-name="P4"/>
      <text:p text:style-name="P1">::-webbkit-scrollbar-track {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header-color1</text:span><text:span text:style-name="T9">);</text:span></text:p>
      <text:p text:style-name="P1">}</text:p>
      <text:p text:style-name="P4"/>
      <text:p text:style-name="P1">::-webbkit-scrollbar-thumb<text:span text:style-name="T18">:hover</text:span> {</text:p>
      <text:p text:style-name="P2">    <text:span text:style-name="T6">background-color</text:span><text:span text:style-name="T9">: </text:span><text:span text:style-name="T15">var</text:span><text:span text:style-name="T9">(</text:span><text:span text:style-name="T6">--branco</text:span><text:span text:style-name="T9">);</text:span></text:p>
      <text:p text:style-name="P1">}</text:p>
      <text:p text:style-name="P4"/>
      <text:p text:style-name="P1"><text:span text:style-name="T16">@media</text:span> (<text:span text:style-name="T5">max-width</text:span>: <text:span text:style-name="T20">1000px</text:span>) { <text:span text:style-name="T12">/*começando a trabalhar a responsividade para tablet*/</text:span></text:p>
      <text:p text:style-name="P2">    <text:span text:style-name="T19">#banner</text:span><text:span text:style-name="T9"> </text:span><text:span text:style-name="T19">h1</text:span><text:span text:style-name="T9"> {</text:span></text:p>
      <text:p text:style-name="P2">        <text:span text:style-name="T6">font-size</text:span><text:span text:style-name="T9">: </text:span><text:span text:style-name="T21">45px</text:span><text:span text:style-name="T9">;</text:span></text:p>
      <text:p text:style-name="P2">    <text:span text:style-name="T9">}</text:span></text:p>
      <text:p text:style-name="P2">    </text:p>
      <text:p text:style-name="P2">    <text:span text:style-name="T19">#nav</text:span><text:span text:style-name="T9"> {</text:span></text:p>
      <text:p text:style-name="P2">        <text:span text:style-name="T6">gap</text:span><text:span text:style-name="T9">: </text:span><text:span text:style-name="T21">0px</text:span><text:span text:style-name="T9">;</text:span></text:p>
      <text:p text:style-name="P2">    <text:span text:style-name="T9">}</text:span></text:p>
      <text:p text:style-name="P4"/>
      <text:p text:style-name="P2">    <text:span text:style-name="T19">#nav</text:span><text:span text:style-name="T9"> </text:span><text:span text:style-name="T11">&gt;</text:span><text:span text:style-name="T9"> </text:span><text:span text:style-name="T19">ul</text:span><text:span text:style-name="T9"> {</text:span></text:p>
      <text:p text:style-name="P2">        <text:span text:style-name="T6">gap</text:span><text:span text:style-name="T9">: </text:span><text:span text:style-name="T21">3vw</text:span><text:span text:style-name="T9">;</text:span></text:p>
      <text:p text:style-name="P2">    <text:span text:style-name="T9">}</text:span></text:p>
      <text:p text:style-name="P4"/>
      <text:p text:style-name="P2">    <text:span text:style-name="T19">#galeria_projetos</text:span><text:span text:style-name="T9"> </text:span><text:span text:style-name="T19">a</text:span><text:span text:style-name="T9"> {</text:span></text:p>
      <text:p text:style-name="P2">    <text:span text:style-name="T6">max-width</text:span><text:span text:style-name="T9">: </text:span><text:span text:style-name="T21">40%</text:span><text:span text:style-name="T9">;</text:span></text:p>
      <text:p text:style-name="P2">    <text:span text:style-name="T9">}</text:span></text:p>
      <text:p text:style-name="P4"/>
      <text:p text:style-name="P2"><text:soft-page-break/>    <text:span text:style-name="T19">#container_formulário</text:span><text:span text:style-name="T9"> {</text:span></text:p>
      <text:p text:style-name="P2">        <text:span text:style-name="T6">max-width</text:span><text:span text:style-name="T9">: </text:span><text:span text:style-name="T21">600px</text:span><text:span text:style-name="T9">;</text:span></text:p>
      <text:p text:style-name="P2">    <text:span text:style-name="T9">}</text:span></text:p>
      <text:p text:style-name="P4"/>
      <text:p text:style-name="P1">}</text:p>
      <text:p text:style-name="P4"/>
      <text:p text:style-name="P1"><text:span text:style-name="T16">@media</text:span> (<text:span text:style-name="T5">max-width</text:span>: <text:span text:style-name="T20">767px</text:span>) { <text:span text:style-name="T12">/*responsabilidade para mobile, tela pequena*/</text:span></text:p>
      <text:p text:style-name="P2">    <text:span text:style-name="T19">#banner</text:span><text:span text:style-name="T9"> </text:span><text:span text:style-name="T19">h1</text:span><text:span text:style-name="T9"> {</text:span></text:p>
      <text:p text:style-name="P2">        <text:span text:style-name="T6">font-size</text:span><text:span text:style-name="T9">: </text:span><text:span text:style-name="T21">46px</text:span><text:span text:style-name="T9">;</text:span></text:p>
      <text:p text:style-name="P2">        <text:span text:style-name="T6">position</text:span><text:span text:style-name="T9">: </text:span><text:span text:style-name="T8">relative</text:span><text:span text:style-name="T9">;</text:span></text:p>
      <text:p text:style-name="P2">        <text:span text:style-name="T6">top</text:span><text:span text:style-name="T9">: </text:span><text:span text:style-name="T21">-100px</text:span><text:span text:style-name="T9">;</text:span></text:p>
      <text:p text:style-name="P2">        <text:span text:style-name="T6">left</text:span><text:span text:style-name="T9">: </text:span><text:span text:style-name="T21">25px</text:span><text:span text:style-name="T9">;</text:span></text:p>
      <text:p text:style-name="P2">        <text:span text:style-name="T6">width</text:span><text:span text:style-name="T9">: </text:span><text:span text:style-name="T15">calc</text:span><text:span text:style-name="T9">(</text:span><text:span text:style-name="T21">100%</text:span><text:span text:style-name="T9"> </text:span><text:span text:style-name="T11">-</text:span><text:span text:style-name="T9"> </text:span><text:span text:style-name="T21">50px</text:span><text:span text:style-name="T9">); </text:span><text:span text:style-name="T13">/*porque são -25 do left e -25 do outro lado, para manter a proporção*/</text:span></text:p>
      <text:p text:style-name="P2">    <text:span text:style-name="T9">}</text:span></text:p>
      <text:p text:style-name="P4"/>
      <text:p text:style-name="P2">    <text:span text:style-name="T19">#info</text:span><text:span text:style-name="T9"> {</text:span></text:p>
      <text:p text:style-name="P2">        <text:span text:style-name="T6">flex-direction</text:span><text:span text:style-name="T9">: </text:span><text:span text:style-name="T8">column</text:span><text:span text:style-name="T9">; </text:span><text:span text:style-name="T13">/*para que fique um elemento por cima do outro (e não ao lado, row, como era na versão para notebook e pc*/</text:span></text:p>
      <text:p text:style-name="P2">    <text:span text:style-name="T9">}</text:span></text:p>
      <text:p text:style-name="P4"/>
      <text:p text:style-name="P2">    <text:span text:style-name="T19">#banner</text:span><text:span text:style-name="T9"> {</text:span></text:p>
      <text:p text:style-name="P2">        <text:span text:style-name="T6">height</text:span><text:span text:style-name="T9">: </text:span><text:span text:style-name="T21">300px</text:span><text:span text:style-name="T9">;</text:span></text:p>
      <text:p text:style-name="P2">    <text:span text:style-name="T9">}</text:span></text:p>
      <text:p text:style-name="P4"/>
      <text:p text:style-name="P2">    <text:span text:style-name="T19">nav</text:span><text:span text:style-name="T9"> {</text:span></text:p>
      <text:p text:style-name="P2">        <text:span text:style-name="T6">flex-direction</text:span><text:span text:style-name="T9">: </text:span><text:span text:style-name="T8">row</text:span><text:span text:style-name="T9">;</text:span></text:p>
      <text:p text:style-name="P2">        <text:span text:style-name="T6">justify-content</text:span><text:span text:style-name="T9">: </text:span><text:span text:style-name="T8">space-between</text:span><text:span text:style-name="T9">;</text:span></text:p>
      <text:p text:style-name="P2">        <text:span text:style-name="T6">flex-wrap</text:span><text:span text:style-name="T9">: </text:span><text:span text:style-name="T8">wrap</text:span><text:span text:style-name="T9">; </text:span><text:span text:style-name="T13">/*para que jogue um abaixo do outro*/</text:span></text:p>
      <text:p text:style-name="P2">        <text:span text:style-name="T6">padding</text:span><text:span text:style-name="T9">: </text:span><text:span text:style-name="T21">10px</text:span><text:span text:style-name="T9">;</text:span></text:p>
      <text:p text:style-name="P2">    <text:span text:style-name="T9">}</text:span></text:p>
      <text:p text:style-name="P4"/>
      <text:p text:style-name="P2">    <text:span text:style-name="T19">nav</text:span><text:span text:style-name="T9"> </text:span><text:span text:style-name="T11">&gt;</text:span><text:span text:style-name="T9"> </text:span><text:span text:style-name="T19">ul</text:span><text:span text:style-name="T9"> {</text:span></text:p>
      <text:p text:style-name="P2">        <text:span text:style-name="T6">flex-direction</text:span><text:span text:style-name="T9">: </text:span><text:span text:style-name="T8">column</text:span><text:span text:style-name="T9">;</text:span></text:p>
      <text:p text:style-name="P2">        <text:span text:style-name="T6">display</text:span><text:span text:style-name="T9">: </text:span><text:span text:style-name="T8">none</text:span><text:span text:style-name="T9">;</text:span></text:p>
      <text:p text:style-name="P2">        <text:span text:style-name="T6">padding</text:span><text:span text:style-name="T9">: </text:span><text:span text:style-name="T21">0px</text:span><text:span text:style-name="T9">;</text:span></text:p>
      <text:p text:style-name="P2">    <text:span text:style-name="T9">}</text:span></text:p>
      <text:p text:style-name="P4"/>
      <text:p text:style-name="P2">    <text:span text:style-name="T19">nav</text:span><text:span text:style-name="T9"> </text:span><text:span text:style-name="T11">&gt;</text:span><text:span text:style-name="T9"> </text:span><text:span text:style-name="T19">ul</text:span><text:span text:style-name="T9"> </text:span><text:span text:style-name="T11">&gt;</text:span><text:span text:style-name="T9"> </text:span><text:span text:style-name="T19">li</text:span><text:span text:style-name="T9"> {</text:span></text:p>
      <text:p text:style-name="P2">        <text:span text:style-name="T6">font-size</text:span><text:span text:style-name="T9">: </text:span><text:span text:style-name="T21">18px</text:span><text:span text:style-name="T9">;</text:span></text:p>
      <text:p text:style-name="P2">        <text:span text:style-name="T6">margin</text:span><text:span text:style-name="T9">: </text:span><text:span text:style-name="T21">10px</text:span><text:span text:style-name="T9">;</text:span></text:p>
      <text:p text:style-name="P2">        <text:span text:style-name="T6">text-decoration</text:span><text:span text:style-name="T9">: </text:span><text:span text:style-name="T8">none</text:span><text:span text:style-name="T9">; </text:span><text:span text:style-name="T13">/*é preciso fazer isso, se não dá problema */</text:span></text:p>
      <text:p text:style-name="P2">        <text:span text:style-name="T6">display</text:span><text:span text:style-name="T9">: </text:span><text:span text:style-name="T8">block</text:span><text:span text:style-name="T9">;</text:span></text:p>
      <text:p text:style-name="P2">    <text:span text:style-name="T9">}</text:span></text:p>
      <text:p text:style-name="P4"/>
      <text:p text:style-name="P2">    <text:span text:style-name="T19">nav</text:span><text:span text:style-name="T9"> :</text:span><text:span text:style-name="T4">nth-child</text:span><text:span text:style-name="T9"> (1) {</text:span><text:span text:style-name="T6">order</text:span><text:span text:style-name="T9">: </text:span><text:span text:style-name="T21">1</text:span><text:span text:style-name="T9">;}</text:span></text:p>
      <text:p text:style-name="P2">    <text:span text:style-name="T19">nav</text:span><text:span text:style-name="T9"> :</text:span><text:span text:style-name="T4">nth-child</text:span><text:span text:style-name="T9"> (2) {</text:span><text:span text:style-name="T6">order</text:span><text:span text:style-name="T9">: </text:span><text:span text:style-name="T21">3</text:span><text:span text:style-name="T9">;}</text:span></text:p>
      <text:p text:style-name="P2">    <text:span text:style-name="T19">nav</text:span><text:span text:style-name="T9"> :</text:span><text:span text:style-name="T4">nth-child</text:span><text:span text:style-name="T9"> (3) {</text:span><text:span text:style-name="T6">order</text:span><text:span text:style-name="T9">: </text:span><text:span text:style-name="T21">2</text:span><text:span text:style-name="T9">;}</text:span></text:p>
      <text:p text:style-name="P4"/>
      <text:p text:style-name="P2">    <text:span text:style-name="T19">#habilidades</text:span><text:span text:style-name="T9"> {</text:span></text:p>
      <text:p text:style-name="P2">        <text:span text:style-name="T6">margin</text:span><text:span text:style-name="T9">: </text:span><text:span text:style-name="T21">20px</text:span><text:span text:style-name="T9">;</text:span></text:p>
      <text:p text:style-name="P2">    <text:span text:style-name="T9">}</text:span></text:p>
      <text:p text:style-name="P4"/>
      <text:p text:style-name="P2"><text:soft-page-break/>    <text:span text:style-name="T19">#container</text:span><text:span text:style-name="T9"> {</text:span></text:p>
      <text:p text:style-name="P2">        <text:span text:style-name="T6">margin</text:span><text:span text:style-name="T9">: </text:span><text:span text:style-name="T21">0px</text:span><text:span text:style-name="T9">;</text:span></text:p>
      <text:p text:style-name="P2">    <text:span text:style-name="T9">}</text:span></text:p>
      <text:p text:style-name="P4"/>
      <text:p text:style-name="P2">    <text:span text:style-name="T19">h3</text:span><text:span text:style-name="T9">,</text:span></text:p>
      <text:p text:style-name="P2">    <text:span text:style-name="T19">div.title</text:span><text:span text:style-name="T9"> {</text:span></text:p>
      <text:p text:style-name="P2">        <text:span text:style-name="T6">font-size</text:span><text:span text:style-name="T9">: </text:span><text:span text:style-name="T21">22px</text:span><text:span text:style-name="T9">;</text:span></text:p>
      <text:p text:style-name="P2">    <text:span text:style-name="T9">}</text:span></text:p>
      <text:p text:style-name="P4"/>
      <text:p text:style-name="P2">    <text:span text:style-name="T19">p</text:span><text:span text:style-name="T9"> {</text:span></text:p>
      <text:p text:style-name="P2">        <text:span text:style-name="T6">font-size</text:span><text:span text:style-name="T9">: </text:span><text:span text:style-name="T21">18px</text:span><text:span text:style-name="T9">;</text:span></text:p>
      <text:p text:style-name="P2">    <text:span text:style-name="T9">}</text:span></text:p>
      <text:p text:style-name="P4"/>
      <text:p text:style-name="P2">    <text:span text:style-name="T19">body</text:span><text:span text:style-name="T9"> {</text:span></text:p>
      <text:p text:style-name="P2">        <text:span text:style-name="T6">letter-spacing</text:span><text:span text:style-name="T9">: </text:span><text:span text:style-name="T21">1px</text:span><text:span text:style-name="T9">;</text:span></text:p>
      <text:p text:style-name="P2">    <text:span text:style-name="T9">}</text:span></text:p>
      <text:p text:style-name="P4"/>
      <text:p text:style-name="P2">    <text:span text:style-name="T19">#container_formulario</text:span><text:span text:style-name="T9"> {</text:span></text:p>
      <text:p text:style-name="P2">        <text:span text:style-name="T6">margin</text:span><text:span text:style-name="T9">: </text:span><text:span text:style-name="T21">20px</text:span><text:span text:style-name="T9">;</text:span></text:p>
      <text:p text:style-name="P2">    <text:span text:style-name="T9">}</text:span></text:p>
      <text:p text:style-name="P4"/>
      <text:p text:style-name="P2">    <text:span text:style-name="T19">#galeria_projetos</text:span><text:span text:style-name="T9"> {</text:span></text:p>
      <text:p text:style-name="P2">        <text:span text:style-name="T6">flex-direction</text:span><text:span text:style-name="T9">: </text:span><text:span text:style-name="T8">column</text:span><text:span text:style-name="T9">;</text:span></text:p>
      <text:p text:style-name="P2">        <text:span text:style-name="T6">align-content</text:span><text:span text:style-name="T9">: </text:span><text:span text:style-name="T8">center</text:span><text:span text:style-name="T9">; </text:span><text:span text:style-name="T13">/*para que fiquem um após o outro*/</text:span></text:p>
      <text:p text:style-name="P2">    <text:span text:style-name="T9">}</text:span></text:p>
      <text:p text:style-name="P4"/>
      <text:p text:style-name="P2">    <text:span text:style-name="T19">#galeria_projetos</text:span><text:span text:style-name="T9"> </text:span><text:span text:style-name="T11">&gt;</text:span><text:span text:style-name="T9"> </text:span><text:span text:style-name="T19">a</text:span><text:span text:style-name="T9"> {</text:span></text:p>
      <text:p text:style-name="P2">        <text:span text:style-name="T6">width</text:span><text:span text:style-name="T9">: </text:span><text:span text:style-name="T8">none</text:span><text:span text:style-name="T9">;</text:span></text:p>
      <text:p text:style-name="P2">    <text:span text:style-name="T9">}</text:span></text:p>
      <text:p text:style-name="P4"/>
      <text:p text:style-name="P2">    <text:span text:style-name="T19">#galeria_projetos</text:span><text:span text:style-name="T9"> </text:span><text:span text:style-name="T11">&gt;</text:span><text:span text:style-name="T9"> </text:span><text:span text:style-name="T19">a</text:span><text:span text:style-name="T9"> </text:span><text:span text:style-name="T11">&gt;</text:span><text:span text:style-name="T9"> </text:span><text:span text:style-name="T19">img</text:span><text:span text:style-name="T9"> {</text:span></text:p>
      <text:p text:style-name="P2">        <text:span text:style-name="T6">max-width</text:span><text:span text:style-name="T9">: </text:span><text:span text:style-name="T21">90vw</text:span><text:span text:style-name="T9">;</text:span></text:p>
      <text:p text:style-name="P2">    <text:span text:style-name="T9">}</text:span></text:p>
      <text:p text:style-name="P4"/>
      <text:p text:style-name="P2">    <text:span text:style-name="T19">#menu-hamburger</text:span><text:span text:style-name="T9"> {</text:span></text:p>
      <text:p text:style-name="P2">        <text:span text:style-name="T6">display</text:span><text:span text:style-name="T9">: </text:span><text:span text:style-name="T8">block</text:span><text:span text:style-name="T9">;</text:span></text:p>
      <text:p text:style-name="P2">    <text:span text:style-name="T9">}</text:span></text:p>
      <text:p text:style-name="P4"/>
      <text:p text:style-name="P1">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2T00:38:54.30</meta:creation-date>
    <meta:document-statistic meta:table-count="0" meta:image-count="0" meta:object-count="0" meta:page-count="13" meta:paragraph-count="526" meta:word-count="2283" meta:character-count="19312"/>
    <dc:date>2026-01-02T00:40:37.03</dc:date>
    <meta:editing-duration>PT1M43S</meta:editing-duration>
    <meta:editing-cycles>1</meta:editing-cycles>
    <meta:generator>OpenOffice/4.1.15$Win32 OpenOffice.org_project/4115m2$Build-9813</meta:generator>
  </office:meta>
</office:document-meta>
</file>